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2800000000C5EBA70E3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Times New Roman2" svg:font-family="'Times New Roman'"/>
    <style:font-face style:name="Times-Roman" svg:font-family="Times-Roman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2" svg:font-family="Consolas" style:font-family-generic="swiss" style:font-pitch="fixed"/>
    <style:font-face style:name="Beatnik SF" svg:font-family="'Beatnik SF'" style:font-pitch="variable"/>
    <style:font-face style:name="Ebrima1" svg:font-family="Ebrima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Consolas1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Consolas1"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style:font-name="Baskerville Old Face" fo:font-size="7pt" fo:font-style="normal" style:font-size-asian="7pt" style:font-style-asian="normal" style:font-size-complex="7pt" style:font-style-complex="norm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Title">
      <style:paragraph-properties fo:background-color="#eeeeee">
        <style:background-image/>
      </style:paragraph-properties>
      <style:text-properties fo:color="#9900ff" style:font-name="Britannic Bold" fo:font-size="20pt" fo:font-style="normal" style:font-size-asian="20pt" style:font-style-asian="normal" style:font-size-complex="20pt" style:font-style-complex="normal"/>
    </style:style>
    <style:style style:name="P7" style:family="paragraph" style:parent-style-name="Subtitle">
      <style:text-properties style:font-name="Kristen ITC" fo:font-size="12pt" style:font-size-asian="12pt" style:font-size-complex="12pt"/>
    </style:style>
    <style:style style:name="P8" style:family="paragraph" style:parent-style-name="Contents_20_3">
      <style:paragraph-properties>
        <style:tab-stops>
          <style:tab-stop style:position="7.8693in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7.7693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7.9634in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8.0598in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7.6098in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</style:style>
    <style:style style:name="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666666"/>
    </style:style>
    <style:style style:name="T4" style:family="text">
      <style:text-properties fo:color="#666666" style:font-name="Baskerville Old Face" fo:font-style="normal" style:font-size-asian="7pt" style:font-style-asian="normal" style:font-size-complex="7pt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#ffffff" style:editable="false">
        <style:columns fo:column-count="2" fo:column-gap="0.1in">
          <style:column-sep style:width="0.0138in" style:color="#000000" style:height="100%"/>
          <style:column style:rel-width="32767*" fo:start-indent="0in" fo:end-indent="0.05in"/>
          <style:column style:rel-width="32768*" fo:start-indent="0.05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hapter"/>
      </text:sequence-decls>
      <text:p text:style-name="P2"/>
      <text:p text:style-name="P6">Rpieces - TableTopXYZ</text:p>
      <text:p text:style-name="P7">Assembly &amp; Users Manual</text:p>
      <text:p text:style-name="P2"/>
      <text:p text:style-name="P4"><draw:frame draw:style-name="fr1" draw:name="graphics1" text:anchor-type="paragraph" svg:width="6.6665in" svg:height="0.1252in" draw:z-index="0"><draw:image xlink:href="Pictures/10000000000002800000000C5EBA70E3.gif" xlink:type="simple" xlink:show="embed" xlink:actuate="onLoad"/></draw:frame><text:span text:style-name="T3">Written By: Thomas G (08/2014)</text:span><text:tab/><text:tab/> <text:s text:c="7"/><text:tab/><text:tab/></text:p>
      <text:p text:style-name="P5"><text:tab/><text:tab/><text:span text:style-name="T4">Feel free to use: no strings attached (text content only / images respectfully referenced) <text:s text:c="27"/></text:span></text:p>
      <text:p text:style-name="P3"/>
      <text:table-of-content text:style-name="Sect1" text:protected="true" text:name="Table of Contents1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1. <text:a xlink:type="simple" xlink:href="#__RefHeading__2026_329140064" text:style-name="Internet_20_link" text:visited-style-name="Visited_20_Internet_20_Link">INTRODUCTION</text:a><text:tab/>3</text:p>
          <text:p text:style-name="P11">2. <text:a xlink:type="simple" xlink:href="#__RefHeading__19348_1396318048" text:style-name="Internet_20_link" text:visited-style-name="Visited_20_Internet_20_Link">SYSTEM CIRCUITS</text:a><text:tab/>3</text:p>
          <text:p text:style-name="P10">2.1 <text:a xlink:type="simple" xlink:href="#__RefHeading__2246_329140064" text:style-name="Internet_20_link" text:visited-style-name="Visited_20_Internet_20_Link">Processors</text:a><text:tab/>3</text:p>
          <text:p text:style-name="P8">2.1.1 <text:a xlink:type="simple" xlink:href="#__RefHeading__2084_226591234" text:style-name="Internet_20_link" text:visited-style-name="Visited_20_Internet_20_Link">Market</text:a><text:tab/>4</text:p>
          <text:p text:style-name="P8">2.1.2 <text:a xlink:type="simple" xlink:href="#__RefHeading__28688_325889976" text:style-name="Internet_20_link" text:visited-style-name="Visited_20_Internet_20_Link">Instruction Set Architecture (ISA)</text:a><text:tab/>5</text:p>
          <text:p text:style-name="P9">A. <text:a xlink:type="simple" xlink:href="#__RefHeading__28692_325889976" text:style-name="Internet_20_link" text:visited-style-name="Visited_20_Internet_20_Link">Control Unit (CU)</text:a><text:tab/>5</text:p>
          <text:p text:style-name="P9">B. <text:a xlink:type="simple" xlink:href="#__RefHeading__2096_226591234" text:style-name="Internet_20_link" text:visited-style-name="Visited_20_Internet_20_Link">Algorithmic Logic Unit (ALU)</text:a><text:tab/>6</text:p>
          <text:p text:style-name="P9">C. <text:a xlink:type="simple" xlink:href="#__RefHeading__28694_325889976" text:style-name="Internet_20_link" text:visited-style-name="Visited_20_Internet_20_Link">Interrupt Requests (IRQ)</text:a><text:tab/>6</text:p>
          <text:p text:style-name="P9">D. <text:a xlink:type="simple" xlink:href="#__RefHeading__2242_226591234" text:style-name="Internet_20_link" text:visited-style-name="Visited_20_Internet_20_Link">Bit-Numbering (Endianness)</text:a><text:tab/>6</text:p>
          <text:p text:style-name="P9">E. <text:a xlink:type="simple" xlink:href="#__RefHeading__2284_226591234" text:style-name="Internet_20_link" text:visited-style-name="Visited_20_Internet_20_Link">Timing</text:a><text:tab/>6</text:p>
          <text:p text:style-name="P10">2.2 <text:a xlink:type="simple" xlink:href="#__RefHeading__28696_325889976" text:style-name="Internet_20_link" text:visited-style-name="Visited_20_Internet_20_Link">Memory</text:a><text:tab/>6</text:p>
          <text:p text:style-name="P8">2.2.1 <text:a xlink:type="simple" xlink:href="#__RefHeading__28698_325889976" text:style-name="Internet_20_link" text:visited-style-name="Visited_20_Internet_20_Link">Market</text:a><text:tab/>6</text:p>
          <text:p text:style-name="P8">2.2.2 <text:a xlink:type="simple" xlink:href="#__RefHeading__28700_325889976" text:style-name="Internet_20_link" text:visited-style-name="Visited_20_Internet_20_Link">Hierarchy</text:a><text:tab/>7</text:p>
          <text:p text:style-name="P9">A. <text:a xlink:type="simple" xlink:href="#__RefHeading__28702_325889976" text:style-name="Internet_20_link" text:visited-style-name="Visited_20_Internet_20_Link">Processor Registers</text:a><text:tab/>7</text:p>
          <text:p text:style-name="P9">B. <text:a xlink:type="simple" xlink:href="#__RefHeading__28704_325889976" text:style-name="Internet_20_link" text:visited-style-name="Visited_20_Internet_20_Link">Cache</text:a><text:tab/>7</text:p>
          <text:p text:style-name="P9">C. <text:a xlink:type="simple" xlink:href="#__RefHeading__28706_325889976" text:style-name="Internet_20_link" text:visited-style-name="Visited_20_Internet_20_Link">Main Memory</text:a><text:tab/>8</text:p>
          <text:p text:style-name="P9">D. <text:a xlink:type="simple" xlink:href="#__RefHeading__28708_325889976" text:style-name="Internet_20_link" text:visited-style-name="Visited_20_Internet_20_Link">Secondary Memory</text:a><text:tab/>8</text:p>
          <text:p text:style-name="P8">2.2.3 <text:a xlink:type="simple" xlink:href="#__RefHeading__28710_325889976" text:style-name="Internet_20_link" text:visited-style-name="Visited_20_Internet_20_Link">Management</text:a><text:tab/>8</text:p>
          <text:p text:style-name="P9">A. <text:a xlink:type="simple" xlink:href="#__RefHeading__28712_325889976" text:style-name="Internet_20_link" text:visited-style-name="Visited_20_Internet_20_Link">Memory Management Unit (MMU)</text:a><text:tab/>9</text:p>
          <text:p text:style-name="P9">B. <text:a xlink:type="simple" xlink:href="#__RefHeading__28714_325889976" text:style-name="Internet_20_link" text:visited-style-name="Visited_20_Internet_20_Link">Memory Controller (MEMC)</text:a><text:tab/>9</text:p>
          <text:p text:style-name="P9">C. <text:a xlink:type="simple" xlink:href="#__RefHeading__32018_1192449411" text:style-name="Internet_20_link" text:visited-style-name="Visited_20_Internet_20_Link">Dynamic Memory Access (DMA)</text:a><text:tab/>9</text:p>
          <text:p text:style-name="P10">2.3 <text:a xlink:type="simple" xlink:href="#__RefHeading__32020_1192449411" text:style-name="Internet_20_link" text:visited-style-name="Visited_20_Internet_20_Link">Interconnect Fabric (System Bus)</text:a><text:tab/>10</text:p>
          <text:p text:style-name="P8">2.3.1 <text:a xlink:type="simple" xlink:href="#__RefHeading__32022_1192449411" text:style-name="Internet_20_link" text:visited-style-name="Visited_20_Internet_20_Link">Market</text:a><text:tab/>10</text:p>
          <text:p text:style-name="P10">2.4 <text:a xlink:type="simple" xlink:href="#__RefHeading__2286_226591234" text:style-name="Internet_20_link" text:visited-style-name="Visited_20_Internet_20_Link">Peripheral Buses (I/O)</text:a><text:tab/>10</text:p>
          <text:p text:style-name="P8">2.4.1 <text:a xlink:type="simple" xlink:href="#__RefHeading__28716_325889976" text:style-name="Internet_20_link" text:visited-style-name="Visited_20_Internet_20_Link">Overview</text:a><text:tab/>11</text:p>
          <text:p text:style-name="P8">2.4.2 <text:a xlink:type="simple" xlink:href="#__RefHeading__57004_1574986780" text:style-name="Internet_20_link" text:visited-style-name="Visited_20_Internet_20_Link">I2C</text:a><text:tab/>12</text:p>
          <text:p text:style-name="P8">2.4.3 <text:a xlink:type="simple" xlink:href="#__RefHeading__15862_1495118696" text:style-name="Internet_20_link" text:visited-style-name="Visited_20_Internet_20_Link">Industry Standard Architecture (ISA)</text:a><text:tab/>12</text:p>
          <text:p text:style-name="P8">2.4.4 <text:a xlink:type="simple" xlink:href="#__RefHeading__57006_1574986780" text:style-name="Internet_20_link" text:visited-style-name="Visited_20_Internet_20_Link">General Purpose I/O (GPIO)</text:a><text:tab/>12</text:p>
          <text:p text:style-name="P8">2.4.5 <text:a xlink:type="simple" xlink:href="#__RefHeading__57008_1574986780" text:style-name="Internet_20_link" text:visited-style-name="Visited_20_Internet_20_Link">Serial Peripheral Interface (SPI)</text:a><text:tab/>12</text:p>
          <text:p text:style-name="P8">2.4.6 <text:a xlink:type="simple" xlink:href="#__RefHeading__57010_1574986780" text:style-name="Internet_20_link" text:visited-style-name="Visited_20_Internet_20_Link">Joint Test Action Group (JTAG)</text:a><text:tab/>13</text:p>
          <text:p text:style-name="P8">2.4.7 <text:a xlink:type="simple" xlink:href="#__RefHeading__16355_1016077813" text:style-name="Internet_20_link" text:visited-style-name="Visited_20_Internet_20_Link">Peripheral Component Interconnect (PCI / PCIe)</text:a><text:tab/>13</text:p>
          <text:p text:style-name="P8">2.4.8 <text:a xlink:type="simple" xlink:href="#__RefHeading__28718_325889976" text:style-name="Internet_20_link" text:visited-style-name="Visited_20_Internet_20_Link">Serial Communication Interfaces (SCI / RS-XXX)</text:a><text:tab/>13</text:p>
          <text:p text:style-name="P8">2.4.9 <text:a xlink:type="simple" xlink:href="#__RefHeading__28720_325889976" text:style-name="Internet_20_link" text:visited-style-name="Visited_20_Internet_20_Link">Serializer/Deserializer (SERDES)</text:a><text:tab/>13</text:p>
          <text:p text:style-name="P8">2.4.10 <text:a xlink:type="simple" xlink:href="#__RefHeading__28722_325889976" text:style-name="Internet_20_link" text:visited-style-name="Visited_20_Internet_20_Link">Universal Async Receiver/Transmitter (UART)</text:a><text:tab/>13</text:p>
          <text:p text:style-name="P8">2.4.11 <text:a xlink:type="simple" xlink:href="#__RefHeading__5651_615513409" text:style-name="Internet_20_link" text:visited-style-name="Visited_20_Internet_20_Link">Universal Serial Bus (USB)</text:a><text:tab/>14</text:p>
          <text:p text:style-name="P9">A. <text:a xlink:type="simple" xlink:href="#__RefHeading__16357_1016077813" text:style-name="Internet_20_link" text:visited-style-name="Visited_20_Internet_20_Link">Abstraction Layers</text:a><text:tab/>14</text:p>
          <text:p text:style-name="P9">B. <text:a xlink:type="simple" xlink:href="#__RefHeading__16359_1016077813" text:style-name="Internet_20_link" text:visited-style-name="Visited_20_Internet_20_Link">Functional Layer</text:a><text:tab/>14</text:p>
          <text:p text:style-name="P9">C. <text:a xlink:type="simple" xlink:href="#__RefHeading__16361_1016077813" text:style-name="Internet_20_link" text:visited-style-name="Visited_20_Internet_20_Link">Logical Layer</text:a><text:tab/>15</text:p>
          <text:p text:style-name="P9">D. <text:a xlink:type="simple" xlink:href="#__RefHeading__16363_1016077813" text:style-name="Internet_20_link" text:visited-style-name="Visited_20_Internet_20_Link">Physical Layer</text:a><text:tab/>16</text:p>
          <text:p text:style-name="P8">2.4.12 <text:a xlink:type="simple" xlink:href="#__RefHeading__5653_615513409" text:style-name="Internet_20_link" text:visited-style-name="Visited_20_Internet_20_Link">VGA Interface Spec</text:a><text:tab/>17</text:p>
          <text:p text:style-name="P11">3. <text:a xlink:type="simple" xlink:href="#__RefHeading__2720_1574986780" text:style-name="Internet_20_link" text:visited-style-name="Visited_20_Internet_20_Link">CIRCUIT DESIGN STEPS</text:a><text:tab/>18</text:p>
          <text:p text:style-name="P10">3.1 <text:a xlink:type="simple" xlink:href="#__RefHeading__5659_615513409" text:style-name="Internet_20_link" text:visited-style-name="Visited_20_Internet_20_Link">Planning</text:a><text:tab/>19</text:p>
          <text:p text:style-name="P8">3.1.1 <text:a xlink:type="simple" xlink:href="#__RefHeading__5663_615513409" text:style-name="Internet_20_link" text:visited-style-name="Visited_20_Internet_20_Link">IP-Cores (Re-Use)</text:a><text:tab/>19</text:p>
          <text:p text:style-name="P8">3.1.2 <text:a xlink:type="simple" xlink:href="#__RefHeading__5665_615513409" text:style-name="Internet_20_link" text:visited-style-name="Visited_20_Internet_20_Link">Design For Testability (DFT)</text:a><text:tab/>19</text:p>
          <text:p text:style-name="P10">3.2 <text:a xlink:type="simple" xlink:href="#__RefHeading__2722_1574986780" text:style-name="Internet_20_link" text:visited-style-name="Visited_20_Internet_20_Link">Schematic Entry</text:a><text:tab/>19</text:p>
          <text:p text:style-name="P10">3.3 <text:a xlink:type="simple" xlink:href="#__RefHeading__2724_1574986780" text:style-name="Internet_20_link" text:visited-style-name="Visited_20_Internet_20_Link">HDL Entry</text:a><text:tab/>20</text:p>
          <text:p text:style-name="P8">3.3.1 <text:a xlink:type="simple" xlink:href="#__RefHeading__5669_615513409" text:style-name="Internet_20_link" text:visited-style-name="Visited_20_Internet_20_Link">Verilog</text:a><text:tab/>20</text:p>
          <text:p text:style-name="P9">A. <text:a xlink:type="simple" xlink:href="#__RefHeading__19694_2124959040" text:style-name="Internet_20_link" text:visited-style-name="Visited_20_Internet_20_Link">Module</text:a><text:tab/>21</text:p>
          <text:p text:style-name="P9">B. <text:a xlink:type="simple" xlink:href="#__RefHeading__19696_2124959040" text:style-name="Internet_20_link" text:visited-style-name="Visited_20_Internet_20_Link">Parameter</text:a><text:tab/>21</text:p>
          <text:p text:style-name="P9">C. <text:a xlink:type="simple" xlink:href="#__RefHeading__19698_2124959040" text:style-name="Internet_20_link" text:visited-style-name="Visited_20_Internet_20_Link">Connectors</text:a><text:tab/>21</text:p>
          <text:p text:style-name="P9">D. <text:a xlink:type="simple" xlink:href="#__RefHeading__19700_2124959040" text:style-name="Internet_20_link" text:visited-style-name="Visited_20_Internet_20_Link">Bit-Literals</text:a><text:tab/>21</text:p>
          <text:p text:style-name="P9">E. <text:a xlink:type="simple" xlink:href="#__RefHeading__19702_2124959040" text:style-name="Internet_20_link" text:visited-style-name="Visited_20_Internet_20_Link">Logic Gates</text:a><text:tab/>21</text:p>
          <text:p text:style-name="P9">F. <text:a xlink:type="simple" xlink:href="#__RefHeading__19704_2124959040" text:style-name="Internet_20_link" text:visited-style-name="Visited_20_Internet_20_Link">Algorithmic</text:a><text:tab/>21</text:p>
          <text:p text:style-name="P9">G. <text:a xlink:type="simple" xlink:href="#__RefHeading__19706_2124959040" text:style-name="Internet_20_link" text:visited-style-name="Visited_20_Internet_20_Link">Abstraction (Generate, Sub, etc)</text:a><text:tab/>21</text:p>
          <text:p text:style-name="P9">H. <text:a xlink:type="simple" xlink:href="#__RefHeading__19708_2124959040" text:style-name="Internet_20_link" text:visited-style-name="Visited_20_Internet_20_Link">Compiler Directives</text:a><text:tab/>22</text:p>
          <text:p text:style-name="P9">I. <text:a xlink:type="simple" xlink:href="#__RefHeading__19710_2124959040" text:style-name="Internet_20_link" text:visited-style-name="Visited_20_Internet_20_Link">Behavioral (Always@)</text:a><text:tab/>22</text:p>
          <text:p text:style-name="P12">I.1 <text:a xlink:type="simple" xlink:href="#__RefHeading__19712_2124959040" text:style-name="Internet_20_link" text:visited-style-name="Visited_20_Internet_20_Link">If Else</text:a><text:tab/>22</text:p>
          <text:p text:style-name="P12">I.2 <text:a xlink:type="simple" xlink:href="#__RefHeading__19714_2124959040" text:style-name="Internet_20_link" text:visited-style-name="Visited_20_Internet_20_Link">Case</text:a><text:tab/>22</text:p>
          <text:p text:style-name="P9">J. <text:a xlink:type="simple" xlink:href="#__RefHeading__19716_2124959040" text:style-name="Internet_20_link" text:visited-style-name="Visited_20_Internet_20_Link">Task</text:a><text:tab/>22</text:p>
          <text:p text:style-name="P8">3.3.2 <text:a xlink:type="simple" xlink:href="#__RefHeading__2726_1574986780" text:style-name="Internet_20_link" text:visited-style-name="Visited_20_Internet_20_Link">VHDL Syntax</text:a><text:tab/>22</text:p>
          <text:p text:style-name="P9">A. <text:a xlink:type="simple" xlink:href="#__RefHeading__5673_615513409" text:style-name="Internet_20_link" text:visited-style-name="Visited_20_Internet_20_Link">Include (LIBRARY / USE)</text:a><text:tab/>22</text:p>
          <text:p text:style-name="P9">B. <text:a xlink:type="simple" xlink:href="#__RefHeading__5675_615513409" text:style-name="Internet_20_link" text:visited-style-name="Visited_20_Internet_20_Link">External I/O (ENTITY...GENERIC/PORT)</text:a><text:tab/>23</text:p>
          <text:p text:style-name="P9">C. <text:a xlink:type="simple" xlink:href="#__RefHeading__20521_2124959040" text:style-name="Internet_20_link" text:visited-style-name="Visited_20_Internet_20_Link">ARCHITECTURE (Declarations)</text:a><text:tab/>23</text:p>
          <text:p text:style-name="P12">C.1 <text:a xlink:type="simple" xlink:href="#__RefHeading__16365_1016077813" text:style-name="Internet_20_link" text:visited-style-name="Visited_20_Internet_20_Link">COMPONENT </text:a><text:tab/>23</text:p>
          <text:p text:style-name="P12">C.2 <text:a xlink:type="simple" xlink:href="#__RefHeading__28738_325889976" text:style-name="Internet_20_link" text:visited-style-name="Visited_20_Internet_20_Link">CONFIGURATION</text:a><text:tab/>23</text:p>
          <text:p text:style-name="P9">D. <text:a xlink:type="simple" xlink:href="#__RefHeading__16367_1016077813" text:style-name="Internet_20_link" text:visited-style-name="Visited_20_Internet_20_Link">BEGIN (Structural Design)</text:a><text:tab/>24</text:p>
          <text:p text:style-name="P12">D.1 <text:a xlink:type="simple" xlink:href="#__RefHeading__5679_615513409" text:style-name="Internet_20_link" text:visited-style-name="Visited_20_Internet_20_Link">&lt;= and =&gt; (SIGNAL Assignment)</text:a><text:tab/>24</text:p>
          <text:p text:style-name="P12">D.2 <text:a xlink:type="simple" xlink:href="#__RefHeading__5681_615513409" text:style-name="Internet_20_link" text:visited-style-name="Visited_20_Internet_20_Link">Logic Gates</text:a><text:tab/>24</text:p>
          <text:p text:style-name="P12">D.3 <text:a xlink:type="simple" xlink:href="#__RefHeading__5683_615513409" text:style-name="Internet_20_link" text:visited-style-name="Visited_20_Internet_20_Link">GENERATE</text:a><text:tab/>24</text:p>
          <text:p text:style-name="P12">D.4 <text:a xlink:type="simple" xlink:href="#__RefHeading__5685_615513409" text:style-name="Internet_20_link" text:visited-style-name="Visited_20_Internet_20_Link">WHEN...ELSE</text:a><text:tab/>24</text:p>
          <text:p text:style-name="P12">D.5 <text:a xlink:type="simple" xlink:href="#__RefHeading__5687_615513409" text:style-name="Internet_20_link" text:visited-style-name="Visited_20_Internet_20_Link">WITH...SELECT</text:a><text:tab/>24</text:p>
          <text:p text:style-name="P12">D.6 <text:a xlink:type="simple" xlink:href="#__RefHeading__5689_615513409" text:style-name="Internet_20_link" text:visited-style-name="Visited_20_Internet_20_Link">Arithmetic &amp; Casting</text:a><text:tab/>24</text:p>
          <text:p text:style-name="P9">E. <text:a xlink:type="simple" xlink:href="#__RefHeading__5691_615513409" text:style-name="Internet_20_link" text:visited-style-name="Visited_20_Internet_20_Link">PROCESS (Sequential Design)</text:a><text:tab/>25</text:p>
          <text:p text:style-name="P12">E.1 <text:a xlink:type="simple" xlink:href="#__RefHeading__5855_615513409" text:style-name="Internet_20_link" text:visited-style-name="Visited_20_Internet_20_Link">VARIABLE</text:a><text:tab/>25</text:p>
          <text:p text:style-name="P12">E.2 <text:a xlink:type="simple" xlink:href="#__RefHeading__5857_615513409" text:style-name="Internet_20_link" text:visited-style-name="Visited_20_Internet_20_Link">IF...THEN</text:a><text:tab/>25</text:p>
          <text:p text:style-name="P12">E.3 <text:a xlink:type="simple" xlink:href="#__RefHeading__5859_615513409" text:style-name="Internet_20_link" text:visited-style-name="Visited_20_Internet_20_Link">WAIT</text:a><text:tab/>25</text:p>
          <text:p text:style-name="P12">E.4 <text:a xlink:type="simple" xlink:href="#__RefHeading__5861_615513409" text:style-name="Internet_20_link" text:visited-style-name="Visited_20_Internet_20_Link">CASE...WHEN</text:a><text:tab/>25</text:p>
          <text:p text:style-name="P12">E.5 <text:a xlink:type="simple" xlink:href="#__RefHeading__5863_615513409" text:style-name="Internet_20_link" text:visited-style-name="Visited_20_Internet_20_Link">FOR...LOOP</text:a><text:tab/>25</text:p>
          <text:p text:style-name="P12">E.6 <text:a xlink:type="simple" xlink:href="#__RefHeading__5865_615513409" text:style-name="Internet_20_link" text:visited-style-name="Visited_20_Internet_20_Link">WHILE...LOOP</text:a><text:tab/>25</text:p>
          <text:p text:style-name="P9">F. <text:a xlink:type="simple" xlink:href="#__RefHeading__20523_2124959040" text:style-name="Internet_20_link" text:visited-style-name="Visited_20_Internet_20_Link">PACKAGE</text:a><text:tab/>26</text:p>
          <text:p text:style-name="P8">3.3.3 <text:a xlink:type="simple" xlink:href="#__RefHeading__20525_2124959040" text:style-name="Internet_20_link" text:visited-style-name="Visited_20_Internet_20_Link">VHDL Usage</text:a><text:tab/>27</text:p>
          <text:p text:style-name="P9">A. <text:a xlink:type="simple" xlink:href="#__RefHeading__20527_2124959040" text:style-name="Internet_20_link" text:visited-style-name="Visited_20_Internet_20_Link">Simulation (TestBench)</text:a><text:tab/>27</text:p>
          <text:p text:style-name="P9">B. <text:a xlink:type="simple" xlink:href="#__RefHeading__20529_2124959040" text:style-name="Internet_20_link" text:visited-style-name="Visited_20_Internet_20_Link">ClockDiv Circuit</text:a><text:tab/>28</text:p>
          <text:p text:style-name="P9">C. <text:a xlink:type="simple" xlink:href="#__RefHeading__28740_325889976" text:style-name="Internet_20_link" text:visited-style-name="Visited_20_Internet_20_Link">Package Example</text:a><text:tab/>28</text:p>
          <text:p text:style-name="P9">D. <text:a xlink:type="simple" xlink:href="#__RefHeading__20531_2124959040" text:style-name="Internet_20_link" text:visited-style-name="Visited_20_Internet_20_Link">Common Errors</text:a><text:tab/>29</text:p>
          <text:p text:style-name="P10">3.4 <text:a xlink:type="simple" xlink:href="#__RefHeading__2730_1574986780" text:style-name="Internet_20_link" text:visited-style-name="Visited_20_Internet_20_Link">Synthesis ( Decoding / Compiling )</text:a><text:tab/>29</text:p>
          <text:p text:style-name="P10">3.5 <text:a xlink:type="simple" xlink:href="#__RefHeading__2716_1574986780" text:style-name="Internet_20_link" text:visited-style-name="Visited_20_Internet_20_Link">Verification </text:a><text:tab/>30</text:p>
          <text:p text:style-name="P8">3.5.1 <text:a xlink:type="simple" xlink:href="#__RefHeading__5693_615513409" text:style-name="Internet_20_link" text:visited-style-name="Visited_20_Internet_20_Link">Simulation ( SPICE / NetList )</text:a><text:tab/>30</text:p>
          <text:p text:style-name="P10">3.6 <text:a xlink:type="simple" xlink:href="#__RefHeading__19133_759434657" text:style-name="Internet_20_link" text:visited-style-name="Visited_20_Internet_20_Link">Target Hardware ( Fitting / Layout )</text:a><text:tab/>30</text:p>
          <text:p text:style-name="P8">3.6.1 <text:a xlink:type="simple" xlink:href="#__RefHeading__19340_1396318048" text:style-name="Internet_20_link" text:visited-style-name="Visited_20_Internet_20_Link">Integrated Circuits (IC) </text:a><text:tab/>30</text:p>
          <text:p text:style-name="P9">A. <text:a xlink:type="simple" xlink:href="#__RefHeading__19342_1396318048" text:style-name="Internet_20_link" text:visited-style-name="Visited_20_Internet_20_Link">Data-Base Release (DBR)</text:a><text:tab/>31</text:p>
          <text:p text:style-name="P9">B. <text:a xlink:type="simple" xlink:href="#__RefHeading__19123_759434657" text:style-name="Internet_20_link" text:visited-style-name="Visited_20_Internet_20_Link">Wafer Fabrication (FAB)</text:a><text:tab/>31</text:p>
          <text:p text:style-name="P9">C. <text:a xlink:type="simple" xlink:href="#__RefHeading__19125_759434657" text:style-name="Internet_20_link" text:visited-style-name="Visited_20_Internet_20_Link">Wafer Sort (Probe)</text:a><text:tab/>31</text:p>
          <text:p text:style-name="P9">D. <text:a xlink:type="simple" xlink:href="#__RefHeading__19127_759434657" text:style-name="Internet_20_link" text:visited-style-name="Visited_20_Internet_20_Link">Dice &amp; Packaging</text:a><text:tab/>33</text:p>
          <text:p text:style-name="P9">E. <text:a xlink:type="simple" xlink:href="#__RefHeading__19129_759434657" text:style-name="Internet_20_link" text:visited-style-name="Visited_20_Internet_20_Link">Final / Back-End Test</text:a><text:tab/>33</text:p>
          <text:p text:style-name="P8">3.6.2 <text:a xlink:type="simple" xlink:href="#__RefHeading__19344_1396318048" text:style-name="Internet_20_link" text:visited-style-name="Visited_20_Internet_20_Link">Programmable IC(s)</text:a><text:tab/>34</text:p>
          <text:p text:style-name="P9">A. <text:a xlink:type="simple" xlink:href="#__RefHeading__2246_226591234" text:style-name="Internet_20_link" text:visited-style-name="Visited_20_Internet_20_Link">Field Programmable Gate Array (FPGA)</text:a><text:tab/>34</text:p>
          <text:p text:style-name="P9">B. <text:a xlink:type="simple" xlink:href="#__RefHeading__57002_1574986780" text:style-name="Internet_20_link" text:visited-style-name="Visited_20_Internet_20_Link">Programmable Logic Devices (PLD)</text:a><text:tab/>35</text:p>
          <text:p text:style-name="P8">3.6.3 <text:a xlink:type="simple" xlink:href="#__RefHeading__19346_1396318048" text:style-name="Internet_20_link" text:visited-style-name="Visited_20_Internet_20_Link">Printed Circuit Assemblies (PCA)</text:a><text:tab/>36</text:p>
          <text:p text:style-name="P11">4. <text:a xlink:type="simple" xlink:href="#__RefHeading__20533_2124959040" text:style-name="Internet_20_link" text:visited-style-name="Visited_20_Internet_20_Link">CIRCUIT DESIGN SOFTWARE (EDA / ECAD)</text:a><text:tab/>36</text:p>
          <text:p text:style-name="P10">4.1 <text:a xlink:type="simple" xlink:href="#__RefHeading__5695_615513409" text:style-name="Internet_20_link" text:visited-style-name="Visited_20_Internet_20_Link">Altera Quartus-II</text:a><text:tab/>37</text:p>
          <text:p text:style-name="P8">4.1.1 <text:a xlink:type="simple" xlink:href="#__RefHeading__2736_1574986780" text:style-name="Internet_20_link" text:visited-style-name="Visited_20_Internet_20_Link">Qsys Designer (SOPC)</text:a><text:tab/>39</text:p>
          <text:p text:style-name="P8">4.1.2 <text:a xlink:type="simple" xlink:href="#__RefHeading__2290_226591234" text:style-name="Internet_20_link" text:visited-style-name="Visited_20_Internet_20_Link">Soft Core Processors</text:a><text:tab/>40</text:p>
          <text:p text:style-name="P8">4.1.3 <text:a xlink:type="simple" xlink:href="#__RefHeading__5703_615513409" text:style-name="Internet_20_link" text:visited-style-name="Visited_20_Internet_20_Link">IP-Cores</text:a><text:tab/>40</text:p>
          <text:p text:style-name="P8">4.1.4 <text:a xlink:type="simple" xlink:href="#__RefHeading__2138_226591234" text:style-name="Internet_20_link" text:visited-style-name="Visited_20_Internet_20_Link">Schematic &amp; HDL Editors</text:a><text:tab/>41</text:p>
          <text:p text:style-name="P8">4.1.5 <text:a xlink:type="simple" xlink:href="#__RefHeading__2140_226591234" text:style-name="Internet_20_link" text:visited-style-name="Visited_20_Internet_20_Link">Design Simulation ( Debug / Performance )</text:a><text:tab/>41</text:p>
          <text:p text:style-name="P9">A. <text:a xlink:type="simple" xlink:href="#__RefHeading__5705_615513409" text:style-name="Internet_20_link" text:visited-style-name="Visited_20_Internet_20_Link">Simulation</text:a><text:tab/>41</text:p>
          <text:p text:style-name="P9">B. <text:a xlink:type="simple" xlink:href="#__RefHeading__5707_615513409" text:style-name="Internet_20_link" text:visited-style-name="Visited_20_Internet_20_Link">TimeQuest Timing Analyzer</text:a><text:tab/>42</text:p>
          <text:p text:style-name="P9">C. <text:a xlink:type="simple" xlink:href="#__RefHeading__5709_615513409" text:style-name="Internet_20_link" text:visited-style-name="Visited_20_Internet_20_Link">ELA – Embedded Logic Analyzer</text:a><text:tab/>42</text:p>
          <text:p text:style-name="P8">4.1.6 <text:a xlink:type="simple" xlink:href="#__RefHeading__57018_1574986780" text:style-name="Internet_20_link" text:visited-style-name="Visited_20_Internet_20_Link">Bugs / Gotchas</text:a><text:tab/>42</text:p>
          <text:p text:style-name="P10">4.2 <text:a xlink:type="simple" xlink:href="#__RefHeading__19137_759434657" text:style-name="Internet_20_link" text:visited-style-name="Visited_20_Internet_20_Link">Xilinx ISE / Vivado</text:a><text:tab/>42</text:p>
          <text:p text:style-name="P9">A. <text:a xlink:type="simple" xlink:href="#__RefHeading__2142_226591234" text:style-name="Internet_20_link" text:visited-style-name="Visited_20_Internet_20_Link">System-Level Tools</text:a><text:tab/>43</text:p>
          <text:p text:style-name="P9">B. <text:a xlink:type="simple" xlink:href="#__RefHeading__2144_226591234" text:style-name="Internet_20_link" text:visited-style-name="Visited_20_Internet_20_Link">Circuit-Level Tools</text:a><text:tab/>43</text:p>
          <text:p text:style-name="P10">4.3 <text:a xlink:type="simple" xlink:href="#__RefHeading__19139_759434657" text:style-name="Internet_20_link" text:visited-style-name="Visited_20_Internet_20_Link">ModelSim</text:a><text:tab/>44</text:p>
          <text:p text:style-name="P11">5. <text:a xlink:type="simple" xlink:href="#__RefHeading__34812_1368654301" text:style-name="Internet_20_link" text:visited-style-name="Visited_20_Internet_20_Link">CIRCUIT THEORY</text:a><text:tab/>45</text:p>
          <text:p text:style-name="P10">5.1 <text:a xlink:type="simple" xlink:href="#__RefHeading__2254_329140064" text:style-name="Internet_20_link" text:visited-style-name="Visited_20_Internet_20_Link">Analog</text:a><text:tab/>45</text:p>
          <text:p text:style-name="P8">5.1.1 <text:a xlink:type="simple" xlink:href="#__RefHeading__28724_325889976" text:style-name="Internet_20_link" text:visited-style-name="Visited_20_Internet_20_Link">Analysis</text:a><text:tab/>45</text:p>
          <text:p text:style-name="P8">5.1.2 <text:a xlink:type="simple" xlink:href="#__RefHeading__28726_325889976" text:style-name="Internet_20_link" text:visited-style-name="Visited_20_Internet_20_Link">Transistors</text:a><text:tab/>46</text:p>
          <text:p text:style-name="P9">A. <text:a xlink:type="simple" xlink:href="#__RefHeading__28728_325889976" text:style-name="Internet_20_link" text:visited-style-name="Visited_20_Internet_20_Link">CE Amp (DC Analysis)</text:a><text:tab/>47</text:p>
          <text:p text:style-name="P9">B. <text:a xlink:type="simple" xlink:href="#__RefHeading__28730_325889976" text:style-name="Internet_20_link" text:visited-style-name="Visited_20_Internet_20_Link">Dual Stage NPN PNP Amplifier (AC Analysis)</text:a><text:tab/>47</text:p>
          <text:p text:style-name="P8">5.1.3 <text:a xlink:type="simple" xlink:href="#__RefHeading__28732_325889976" text:style-name="Internet_20_link" text:visited-style-name="Visited_20_Internet_20_Link">Inductors/Coils</text:a><text:tab/>49</text:p>
          <text:p text:style-name="P9">A. <text:a xlink:type="simple" xlink:href="#__RefHeading__28734_325889976" text:style-name="Internet_20_link" text:visited-style-name="Visited_20_Internet_20_Link">Series RL AC Circuits - Low Pass Filtering</text:a><text:tab/>49</text:p>
          <text:p text:style-name="P10">5.2 <text:a xlink:type="simple" xlink:href="#__RefHeading__2256_329140064" text:style-name="Internet_20_link" text:visited-style-name="Visited_20_Internet_20_Link">Digital</text:a><text:tab/>49</text:p>
          <text:p text:style-name="P8">5.2.1 <text:a xlink:type="simple" xlink:href="#__RefHeading__2272_329140064" text:style-name="Internet_20_link" text:visited-style-name="Visited_20_Internet_20_Link">Sequential Logic (RTL)</text:a><text:tab/>50</text:p>
          <text:p text:style-name="P8">5.2.2 <text:a xlink:type="simple" xlink:href="#__RefHeading__2260_329140064" text:style-name="Internet_20_link" text:visited-style-name="Visited_20_Internet_20_Link">Combinational Logic</text:a><text:tab/>50</text:p>
          <text:p text:style-name="P9">A. <text:a xlink:type="simple" xlink:href="#__RefHeading__5655_615513409" text:style-name="Internet_20_link" text:visited-style-name="Visited_20_Internet_20_Link">Algorithmic Circuits</text:a><text:tab/>50</text:p>
          <text:p text:style-name="P9">B. <text:a xlink:type="simple" xlink:href="#__RefHeading__2262_329140064" text:style-name="Internet_20_link" text:visited-style-name="Visited_20_Internet_20_Link">Arithmetic Circuits</text:a><text:tab/>51</text:p>
          <text:p text:style-name="P12">B.1 <text:a xlink:type="simple" xlink:href="#__RefHeading__2264_329140064" text:style-name="Internet_20_link" text:visited-style-name="Visited_20_Internet_20_Link">Negative numbers (0x7F)</text:a><text:tab/>51</text:p>
          <text:p text:style-name="P12">B.2 <text:a xlink:type="simple" xlink:href="#__RefHeading__2266_329140064" text:style-name="Internet_20_link" text:visited-style-name="Visited_20_Internet_20_Link">Adder</text:a><text:tab/>51</text:p>
          <text:p text:style-name="P12">B.3 <text:a xlink:type="simple" xlink:href="#__RefHeading__2268_329140064" text:style-name="Internet_20_link" text:visited-style-name="Visited_20_Internet_20_Link">Boolean Algebra</text:a><text:tab/>51</text:p>
          <text:p text:style-name="P8">5.2.3 <text:a xlink:type="simple" xlink:href="#__RefHeading__2278_329140064" text:style-name="Internet_20_link" text:visited-style-name="Visited_20_Internet_20_Link">Gates/Flip-Flops(FF)</text:a><text:tab/>52</text:p>
          <text:p text:style-name="P8">5.2.4 <text:a xlink:type="simple" xlink:href="#__RefHeading__28736_325889976" text:style-name="Internet_20_link" text:visited-style-name="Visited_20_Internet_20_Link">Market</text:a><text:tab/>52</text:p>
          <text:p text:style-name="P9"><text:soft-page-break/>A. <text:a xlink:type="simple" xlink:href="#__RefHeading__57014_1574986780" text:style-name="Internet_20_link" text:visited-style-name="Visited_20_Internet_20_Link">7400-Series ICs</text:a><text:tab/>52</text:p>
          <text:p text:style-name="P10">5.3 <text:a xlink:type="simple" xlink:href="#__RefHeading__2282_329140064" text:style-name="Internet_20_link" text:visited-style-name="Visited_20_Internet_20_Link">Mixed-Signal ( Analog &amp; Digital )</text:a><text:tab/>52</text:p>
          <text:p text:style-name="P11">6. <text:a xlink:type="simple" xlink:href="#__RefHeading__5699_615513409" text:style-name="Internet_20_link" text:visited-style-name="Visited_20_Internet_20_Link">SYSTEM SOFTWARE</text:a><text:tab/>53</text:p>
          <text:p text:style-name="P10">6.1 <text:a xlink:type="simple" xlink:href="#__RefHeading__16371_1016077813" text:style-name="Internet_20_link" text:visited-style-name="Visited_20_Internet_20_Link">Bootloaders</text:a><text:tab/>53</text:p>
          <text:p text:style-name="P10">6.2 <text:a xlink:type="simple" xlink:href="#__RefHeading__2314_329140064" text:style-name="Internet_20_link" text:visited-style-name="Visited_20_Internet_20_Link">Board Support Package (BSP/HAL)</text:a><text:tab/>54</text:p>
          <text:p text:style-name="P10">6.3 <text:a xlink:type="simple" xlink:href="#__RefHeading__16373_1016077813" text:style-name="Internet_20_link" text:visited-style-name="Visited_20_Internet_20_Link">Operating Systems (OS)</text:a><text:tab/>56</text:p>
          <text:p text:style-name="P8">6.3.1 <text:a xlink:type="simple" xlink:href="#__RefHeading__35029_2086238212" text:style-name="Internet_20_link" text:visited-style-name="Visited_20_Internet_20_Link">Market <text:s/></text:a><text:tab/>56</text:p>
          <text:p text:style-name="P9">A. <text:a xlink:type="simple" xlink:href="#__RefHeading__35031_2086238212" text:style-name="Internet_20_link" text:visited-style-name="Visited_20_Internet_20_Link">Microsoft</text:a><text:tab/>56</text:p>
          <text:p text:style-name="P9">B. <text:a xlink:type="simple" xlink:href="#__RefHeading__35033_2086238212" text:style-name="Internet_20_link" text:visited-style-name="Visited_20_Internet_20_Link">Linux/Unix</text:a><text:tab/>56</text:p>
          <text:p text:style-name="P9">C. <text:a xlink:type="simple" xlink:href="#__RefHeading__35035_2086238212" text:style-name="Internet_20_link" text:visited-style-name="Visited_20_Internet_20_Link">Embedded OS</text:a><text:tab/>57</text:p>
          <text:p text:style-name="P8">6.3.2 <text:a xlink:type="simple" xlink:href="#__RefHeading__29135_792845169" text:style-name="Internet_20_link" text:visited-style-name="Visited_20_Internet_20_Link">Architectures</text:a><text:tab/>57</text:p>
          <text:p text:style-name="P9">A. <text:a xlink:type="simple" xlink:href="#__RefHeading__35037_2086238212" text:style-name="Internet_20_link" text:visited-style-name="Visited_20_Internet_20_Link">Kernel Architectures</text:a><text:tab/>57</text:p>
          <text:p text:style-name="P9">B. <text:a xlink:type="simple" xlink:href="#__RefHeading__35039_2086238212" text:style-name="Internet_20_link" text:visited-style-name="Visited_20_Internet_20_Link">Windows Architecture</text:a><text:tab/>57</text:p>
          <text:p text:style-name="P9">C. <text:a xlink:type="simple" xlink:href="#__RefHeading__35041_2086238212" text:style-name="Internet_20_link" text:visited-style-name="Visited_20_Internet_20_Link">Linux Architecture</text:a><text:tab/>58</text:p>
          <text:p text:style-name="P8">6.3.3 <text:a xlink:type="simple" xlink:href="#__RefHeading__35043_2086238212" text:style-name="Internet_20_link" text:visited-style-name="Visited_20_Internet_20_Link">Kernel Executive (Ntoskrnl)</text:a><text:tab/>59</text:p>
          <text:p text:style-name="P8">6.3.4 <text:a xlink:type="simple" xlink:href="#__RefHeading__16377_1016077813" text:style-name="Internet_20_link" text:visited-style-name="Visited_20_Internet_20_Link">Process Management</text:a><text:tab/>60</text:p>
          <text:p text:style-name="P9">A. <text:a xlink:type="simple" xlink:href="#__RefHeading__29147_792845169" text:style-name="Internet_20_link" text:visited-style-name="Visited_20_Internet_20_Link">Multiprocessor Platforms</text:a><text:tab/>60</text:p>
          <text:p text:style-name="P9">B. <text:a xlink:type="simple" xlink:href="#__RefHeading__29149_792845169" text:style-name="Internet_20_link" text:visited-style-name="Visited_20_Internet_20_Link">Scheduling</text:a><text:tab/>61</text:p>
          <text:p text:style-name="P8">6.3.5 <text:a xlink:type="simple" xlink:href="#__RefHeading__35045_2086238212" text:style-name="Internet_20_link" text:visited-style-name="Visited_20_Internet_20_Link">Memory Management</text:a><text:tab/>61</text:p>
          <text:p text:style-name="P8">6.3.6 <text:a xlink:type="simple" xlink:href="#__RefHeading__28742_325889976" text:style-name="Internet_20_link" text:visited-style-name="Visited_20_Internet_20_Link">Inter-Process Communication (IPC/Ntdll)</text:a><text:tab/>61</text:p>
          <text:p text:style-name="P9">A. <text:a xlink:type="simple" xlink:href="#__RefHeading__29151_792845169" text:style-name="Internet_20_link" text:visited-style-name="Visited_20_Internet_20_Link">Overview</text:a><text:tab/>62</text:p>
          <text:p text:style-name="P9">B. <text:a xlink:type="simple" xlink:href="#__RefHeading__29153_792845169" text:style-name="Internet_20_link" text:visited-style-name="Visited_20_Internet_20_Link">Microsoft IPC (LPC/COM/IDL)</text:a><text:tab/>63</text:p>
          <text:p text:style-name="P12">B.1 <text:a xlink:type="simple" xlink:href="#__RefHeading__35047_2086238212" text:style-name="Internet_20_link" text:visited-style-name="Visited_20_Internet_20_Link">Local Procedure Call (LPC/ALPC)</text:a><text:tab/>64</text:p>
          <text:p text:style-name="P12">B.2 <text:a xlink:type="simple" xlink:href="#__RefHeading__35049_2086238212" text:style-name="Internet_20_link" text:visited-style-name="Visited_20_Internet_20_Link">Component Object Model (COM)</text:a><text:tab/>64</text:p>
          <text:p text:style-name="P9">C. <text:a xlink:type="simple" xlink:href="#__RefHeading__35051_2086238212" text:style-name="Internet_20_link" text:visited-style-name="Visited_20_Internet_20_Link">Linux IPC</text:a><text:tab/>66</text:p>
          <text:p text:style-name="P8">6.3.7 <text:a xlink:type="simple" xlink:href="#__RefHeading__35053_2086238212" text:style-name="Internet_20_link" text:visited-style-name="Visited_20_Internet_20_Link">Distributed Computing Environment (DCE)</text:a><text:tab/>67</text:p>
          <text:p text:style-name="P9">A. <text:a xlink:type="simple" xlink:href="#__RefHeading__35055_2086238212" text:style-name="Internet_20_link" text:visited-style-name="Visited_20_Internet_20_Link">CORBA/ORB</text:a><text:tab/>67</text:p>
          <text:p text:style-name="P9">B. <text:a xlink:type="simple" xlink:href="#__RefHeading__35057_2086238212" text:style-name="Internet_20_link" text:visited-style-name="Visited_20_Internet_20_Link">Remote Procedure Call (RPC)</text:a><text:tab/>67</text:p>
          <text:p text:style-name="P8">6.3.8 <text:a xlink:type="simple" xlink:href="#__RefHeading__29157_792845169" text:style-name="Internet_20_link" text:visited-style-name="Visited_20_Internet_20_Link">I/O Management</text:a><text:tab/>68</text:p>
          <text:p text:style-name="P9">A. <text:a xlink:type="simple" xlink:href="#__RefHeading__29159_792845169" text:style-name="Internet_20_link" text:visited-style-name="Visited_20_Internet_20_Link">Plug and Play Devices (PnP)</text:a><text:tab/>68</text:p>
          <text:p text:style-name="P8">6.3.9 <text:a xlink:type="simple" xlink:href="#__RefHeading__35059_2086238212" text:style-name="Internet_20_link" text:visited-style-name="Visited_20_Internet_20_Link">Environmental Subsystems (SCI)</text:a><text:tab/>68</text:p>
          <text:p text:style-name="P9">A. <text:a xlink:type="simple" xlink:href="#__RefHeading__35061_2086238212" text:style-name="Internet_20_link" text:visited-style-name="Visited_20_Internet_20_Link">Windows API</text:a><text:tab/>69</text:p>
          <text:p text:style-name="P10">6.4 <text:a xlink:type="simple" xlink:href="#__RefHeading__35063_2086238212" text:style-name="Internet_20_link" text:visited-style-name="Visited_20_Internet_20_Link">User Interface (UI)</text:a><text:tab/>69</text:p>
          <text:p text:style-name="P8">6.4.1 <text:a xlink:type="simple" xlink:href="#__RefHeading__35065_2086238212" text:style-name="Internet_20_link" text:visited-style-name="Visited_20_Internet_20_Link">Graphical User Interface (GUI)</text:a><text:tab/>70</text:p>
          <text:p text:style-name="P8">6.4.2 <text:a xlink:type="simple" xlink:href="#__RefHeading__35067_2086238212" text:style-name="Internet_20_link" text:visited-style-name="Visited_20_Internet_20_Link">Command Line Interface (CLI)</text:a><text:tab/>70</text:p>
          <text:p text:style-name="P9">A. <text:a xlink:type="simple" xlink:href="#__RefHeading__29171_792845169" text:style-name="Internet_20_link" text:visited-style-name="Visited_20_Internet_20_Link">MS-DOS</text:a><text:tab/>70</text:p>
          <text:p text:style-name="P12">A.1 <text:a xlink:type="simple" xlink:href="#__RefHeading__28746_325889976" text:style-name="Internet_20_link" text:visited-style-name="Visited_20_Internet_20_Link">&gt;path</text:a><text:tab/>70</text:p>
          <text:p text:style-name="P12">A.2 <text:a xlink:type="simple" xlink:href="#__RefHeading__35069_2086238212" text:style-name="Internet_20_link" text:visited-style-name="Visited_20_Internet_20_Link">Reference</text:a><text:tab/>71</text:p>
          <text:p text:style-name="P9">B. <text:a xlink:type="simple" xlink:href="#__RefHeading__35071_2086238212" text:style-name="Internet_20_link" text:visited-style-name="Visited_20_Internet_20_Link">MS-PowerShell</text:a><text:tab/>72</text:p>
          <text:p text:style-name="P9">C. <text:a xlink:type="simple" xlink:href="#__RefHeading__35073_2086238212" text:style-name="Internet_20_link" text:visited-style-name="Visited_20_Internet_20_Link">Bash</text:a><text:tab/>72</text:p>
          <text:p text:style-name="P11">7. <text:a xlink:type="simple" xlink:href="#__RefHeading__28748_325889976" text:style-name="Internet_20_link" text:visited-style-name="Visited_20_Internet_20_Link">SOFTWARE DEVELOPMENT</text:a><text:tab/>75</text:p>
          <text:p text:style-name="P10">7.1 <text:a xlink:type="simple" xlink:href="#__RefHeading__34848_973369649" text:style-name="Internet_20_link" text:visited-style-name="Visited_20_Internet_20_Link">Compilers / Interpreters</text:a><text:tab/>76</text:p>
          <text:p text:style-name="P10">7.2 <text:a xlink:type="simple" xlink:href="#__RefHeading__34850_973369649" text:style-name="Internet_20_link" text:visited-style-name="Visited_20_Internet_20_Link">Toolkits / Libraries</text:a><text:tab/>77</text:p>
          <text:p text:style-name="P10">7.3 <text:a xlink:type="simple" xlink:href="#__RefHeading__67318_753259039" text:style-name="Internet_20_link" text:visited-style-name="Visited_20_Internet_20_Link">Object Oriented Programming (OOP)</text:a><text:tab/>78</text:p>
          <text:p text:style-name="P9">A. <text:a xlink:type="simple" xlink:href="#__RefHeading__35079_2086238212" text:style-name="Internet_20_link" text:visited-style-name="Visited_20_Internet_20_Link">General Components</text:a><text:tab/>78</text:p>
          <text:p text:style-name="P9">B. <text:a xlink:type="simple" xlink:href="#__RefHeading__35081_2086238212" text:style-name="Internet_20_link" text:visited-style-name="Visited_20_Internet_20_Link">Encapsulation </text:a><text:tab/>78</text:p>
          <text:p text:style-name="P9">C. <text:a xlink:type="simple" xlink:href="#__RefHeading__35083_2086238212" text:style-name="Internet_20_link" text:visited-style-name="Visited_20_Internet_20_Link">Class Types</text:a><text:tab/>78</text:p>
          <text:p text:style-name="P9">D. <text:a xlink:type="simple" xlink:href="#__RefHeading__35085_2086238212" text:style-name="Internet_20_link" text:visited-style-name="Visited_20_Internet_20_Link">Data Hiding</text:a><text:tab/>78</text:p>
          <text:p text:style-name="P9">E. <text:a xlink:type="simple" xlink:href="#__RefHeading__35087_2086238212" text:style-name="Internet_20_link" text:visited-style-name="Visited_20_Internet_20_Link">Inheritance</text:a><text:tab/>79</text:p>
          <text:p text:style-name="P9">F. <text:a xlink:type="simple" xlink:href="#__RefHeading__35089_2086238212" text:style-name="Internet_20_link" text:visited-style-name="Visited_20_Internet_20_Link">Polymorphism</text:a><text:tab/>79</text:p>
          <text:p text:style-name="P10">7.4 <text:a xlink:type="simple" xlink:href="#__RefHeading__9029_1342667256" text:style-name="Internet_20_link" text:visited-style-name="Visited_20_Internet_20_Link">Data Modeling (Serialization)</text:a><text:tab/>79</text:p>
          <text:p text:style-name="P10">7.5 <text:a xlink:type="simple" xlink:href="#__RefHeading__34852_973369649" text:style-name="Internet_20_link" text:visited-style-name="Visited_20_Internet_20_Link">Best Practices</text:a><text:tab/>79</text:p>
          <text:p text:style-name="P11">8. <text:a xlink:type="simple" xlink:href="#__RefHeading__34854_973369649" text:style-name="Internet_20_link" text:visited-style-name="Visited_20_Internet_20_Link">PROGRAMMING LANGUAGES</text:a><text:tab/>79</text:p>
          <text:p text:style-name="P10">8.1 <text:a xlink:type="simple" xlink:href="#__RefHeading__35093_2086238212" text:style-name="Internet_20_link" text:visited-style-name="Visited_20_Internet_20_Link">Assembly Language (ASM)</text:a><text:tab/>80</text:p>
          <text:p text:style-name="P10">8.2 <text:a xlink:type="simple" xlink:href="#__RefHeading__28756_325889976" text:style-name="Internet_20_link" text:visited-style-name="Visited_20_Internet_20_Link">C &amp; C++</text:a><text:tab/>81</text:p>
          <text:p text:style-name="P8">8.2.1 <text:a xlink:type="simple" xlink:href="#__RefHeading__67330_753259039" text:style-name="Internet_20_link" text:visited-style-name="Visited_20_Internet_20_Link">Compilers (GCC/MSVC)</text:a><text:tab/>82</text:p>
          <text:p text:style-name="P9">A. <text:a xlink:type="simple" xlink:href="#__RefHeading__34856_973369649" text:style-name="Internet_20_link" text:visited-style-name="Visited_20_Internet_20_Link">Makefile</text:a><text:tab/>82</text:p>
          <text:p text:style-name="P8">8.2.2 <text:a xlink:type="simple" xlink:href="#__RefHeading__34858_973369649" text:style-name="Internet_20_link" text:visited-style-name="Visited_20_Internet_20_Link">Libraries</text:a><text:tab/>83</text:p>
          <text:p text:style-name="P9">A. <text:a xlink:type="simple" xlink:href="#__RefHeading__34860_973369649" text:style-name="Internet_20_link" text:visited-style-name="Visited_20_Internet_20_Link">Standard Template Library (STL)</text:a><text:tab/>84</text:p>
          <text:p text:style-name="P9">B. <text:a xlink:type="simple" xlink:href="#__RefHeading__34862_973369649" text:style-name="Internet_20_link" text:visited-style-name="Visited_20_Internet_20_Link">Qt</text:a><text:tab/>84</text:p>
          <text:p text:style-name="P12">B.1 <text:a xlink:type="simple" xlink:href="#__RefHeading__34864_973369649" text:style-name="Internet_20_link" text:visited-style-name="Visited_20_Internet_20_Link">Qt Creator IDE</text:a><text:tab/>84</text:p>
          <text:p text:style-name="P8">8.2.3 <text:a xlink:type="simple" xlink:href="#__RefHeading__67336_753259039" text:style-name="Internet_20_link" text:visited-style-name="Visited_20_Internet_20_Link">Header File (.h)</text:a><text:tab/>85</text:p>
          <text:p text:style-name="P9">A. <text:a xlink:type="simple" xlink:href="#__RefHeading__67338_753259039" text:style-name="Internet_20_link" text:visited-style-name="Visited_20_Internet_20_Link">#Pre-processor directives</text:a><text:tab/>85</text:p>
          <text:p text:style-name="P9">B. <text:a xlink:type="simple" xlink:href="#__RefHeading__67340_753259039" text:style-name="Internet_20_link" text:visited-style-name="Visited_20_Internet_20_Link">#Include/Using</text:a><text:tab/>85</text:p>
          <text:p text:style-name="P9">C. <text:a xlink:type="simple" xlink:href="#__RefHeading__67342_753259039" text:style-name="Internet_20_link" text:visited-style-name="Visited_20_Internet_20_Link">Structures (Namespace/Class/Struct/Union)</text:a><text:tab/>85</text:p>
          <text:p text:style-name="P8">8.2.4 <text:a xlink:type="simple" xlink:href="#__RefHeading__67344_753259039" text:style-name="Internet_20_link" text:visited-style-name="Visited_20_Internet_20_Link">Source File (.c/.cpp)</text:a><text:tab/>85</text:p>
          <text:p text:style-name="P9">A. <text:a xlink:type="simple" xlink:href="#__RefHeading__34866_973369649" text:style-name="Internet_20_link" text:visited-style-name="Visited_20_Internet_20_Link">main()</text:a><text:tab/>86</text:p>
          <text:p text:style-name="P9">B. <text:a xlink:type="simple" xlink:href="#__RefHeading__34868_973369649" text:style-name="Internet_20_link" text:visited-style-name="Visited_20_Internet_20_Link">Data Types</text:a><text:tab/>86</text:p>
          <text:p text:style-name="P9">C. <text:a xlink:type="simple" xlink:href="#__RefHeading__34870_973369649" text:style-name="Internet_20_link" text:visited-style-name="Visited_20_Internet_20_Link">Operators</text:a><text:tab/>87</text:p>
          <text:p text:style-name="P9">D. <text:a xlink:type="simple" xlink:href="#__RefHeading__34872_973369649" text:style-name="Internet_20_link" text:visited-style-name="Visited_20_Internet_20_Link">Data Scope</text:a><text:tab/>87</text:p>
          <text:p text:style-name="P9">E. <text:a xlink:type="simple" xlink:href="#__RefHeading__34874_973369649" text:style-name="Internet_20_link" text:visited-style-name="Visited_20_Internet_20_Link">Flow Control (For/While/Switch)</text:a><text:tab/>88</text:p>
          <text:p text:style-name="P10">8.3 <text:a xlink:type="simple" xlink:href="#__RefHeading__28758_325889976" text:style-name="Internet_20_link" text:visited-style-name="Visited_20_Internet_20_Link">Java</text:a><text:tab/>89</text:p>
          <text:p text:style-name="P10">8.4 <text:a xlink:type="simple" xlink:href="#__RefHeading__28760_325889976" text:style-name="Internet_20_link" text:visited-style-name="Visited_20_Internet_20_Link">Microsoft .NET</text:a><text:tab/>90</text:p>
          <text:p text:style-name="P8">8.4.1 <text:a xlink:type="simple" xlink:href="#__RefHeading__34876_973369649" text:style-name="Internet_20_link" text:visited-style-name="Visited_20_Internet_20_Link">C#</text:a><text:tab/>90</text:p>
          <text:p text:style-name="P10">8.5 <text:a xlink:type="simple" xlink:href="#__RefHeading__28762_325889976" text:style-name="Internet_20_link" text:visited-style-name="Visited_20_Internet_20_Link">VB6 &amp; VBA</text:a><text:tab/>91</text:p>
          <text:p text:style-name="P8">8.5.1 <text:a xlink:type="simple" xlink:href="#__RefHeading__67358_753259039" text:style-name="Internet_20_link" text:visited-style-name="Visited_20_Internet_20_Link">VB(6&amp;A) – Learned Items</text:a><text:tab/>91</text:p>
          <text:p text:style-name="P10">8.6 <text:a xlink:type="simple" xlink:href="#__RefHeading__34878_973369649" text:style-name="Internet_20_link" text:visited-style-name="Visited_20_Internet_20_Link">HTML/CSS</text:a><text:tab/>93</text:p>
          <text:p text:style-name="P10">8.7 <text:a xlink:type="simple" xlink:href="#__RefHeading__34880_973369649" text:style-name="Internet_20_link" text:visited-style-name="Visited_20_Internet_20_Link">JavaScript</text:a><text:tab/>93</text:p>
          <text:p text:style-name="P11">9. <text:a xlink:type="simple" xlink:href="#__RefHeading__29173_792845169" text:style-name="Internet_20_link" text:visited-style-name="Visited_20_Internet_20_Link">DEVICE DRIVER DEVELOPMENT</text:a><text:tab/>93</text:p>
          <text:p text:style-name="P10">9.1 <text:a xlink:type="simple" xlink:href="#__RefHeading__29175_792845169" text:style-name="Internet_20_link" text:visited-style-name="Visited_20_Internet_20_Link">Driver Development Kits (DDK)</text:a><text:tab/>94</text:p>
          <text:p text:style-name="P10">9.2 <text:a xlink:type="simple" xlink:href="#__RefHeading__16383_1016077813" text:style-name="Internet_20_link" text:visited-style-name="Visited_20_Internet_20_Link">Kernel-Mode Driver Framework (KMDF)</text:a><text:tab/>95</text:p>
          <text:p text:style-name="P8">9.2.1 <text:a xlink:type="simple" xlink:href="#__RefHeading__16385_1016077813" text:style-name="Internet_20_link" text:visited-style-name="Visited_20_Internet_20_Link">DriverEntry()</text:a><text:tab/>97</text:p>
          <text:p text:style-name="P8">9.2.2 <text:a xlink:type="simple" xlink:href="#__RefHeading__16387_1016077813" text:style-name="Internet_20_link" text:visited-style-name="Visited_20_Internet_20_Link">EvtDeviceAdd()</text:a><text:tab/>98</text:p>
          <text:p text:style-name="P9">A. <text:a xlink:type="simple" xlink:href="#__RefHeading__17344_146169928" text:style-name="Internet_20_link" text:visited-style-name="Visited_20_Internet_20_Link">Plug and Play (PnP)</text:a><text:tab/>100</text:p>
          <text:p text:style-name="P9">B. <text:a xlink:type="simple" xlink:href="#__RefHeading__15870_1495118696" text:style-name="Internet_20_link" text:visited-style-name="Visited_20_Internet_20_Link">Power Management</text:a><text:tab/>101</text:p>
          <text:p text:style-name="P9">C. <text:a xlink:type="simple" xlink:href="#__RefHeading__15872_1495118696" text:style-name="Internet_20_link" text:visited-style-name="Visited_20_Internet_20_Link"><text:s/>File / Context</text:a><text:tab/>102</text:p>
          <text:p text:style-name="P9">D. <text:a xlink:type="simple" xlink:href="#__RefHeading__15874_1495118696" text:style-name="Internet_20_link" text:visited-style-name="Visited_20_Internet_20_Link">Device</text:a><text:tab/>102</text:p>
          <text:p text:style-name="P9">E. <text:a xlink:type="simple" xlink:href="#__RefHeading__15876_1495118696" text:style-name="Internet_20_link" text:visited-style-name="Visited_20_Internet_20_Link">Interface</text:a><text:tab/>103</text:p>
          <text:p text:style-name="P9">F. <text:a xlink:type="simple" xlink:href="#__RefHeading__16389_1016077813" text:style-name="Internet_20_link" text:visited-style-name="Visited_20_Internet_20_Link">I/O Handling</text:a><text:tab/>103</text:p>
          <text:p text:style-name="P8">9.2.3 <text:a xlink:type="simple" xlink:href="#__RefHeading__15878_1495118696" text:style-name="Internet_20_link" text:visited-style-name="Visited_20_Internet_20_Link">Callback Functions</text:a><text:tab/>106</text:p>
          <text:p text:style-name="P10">9.3 <text:a xlink:type="simple" xlink:href="#__RefHeading__16391_1016077813" text:style-name="Internet_20_link" text:visited-style-name="Visited_20_Internet_20_Link">User-Mode Driver Framework (UMDF)</text:a><text:tab/>111</text:p>
          <text:p text:style-name="P10">9.4 <text:a xlink:type="simple" xlink:href="#__RefHeading__29177_792845169" text:style-name="Internet_20_link" text:visited-style-name="Visited_20_Internet_20_Link">Linux</text:a><text:tab/>112</text:p>
          <text:p text:style-name="P8">9.4.1 <text:a xlink:type="simple" xlink:href="#__RefHeading__16397_1016077813" text:style-name="Internet_20_link" text:visited-style-name="Visited_20_Internet_20_Link">Overview</text:a><text:tab/>112</text:p>
          <text:p text:style-name="P8">9.4.2 <text:a xlink:type="simple" xlink:href="#__RefHeading__16399_1016077813" text:style-name="Internet_20_link" text:visited-style-name="Visited_20_Internet_20_Link">Code</text:a><text:tab/>112</text:p>
          <text:p text:style-name="P11">10. <text:a xlink:type="simple" xlink:href="#__RefHeading__20520_1723303845" text:style-name="Internet_20_link" text:visited-style-name="Visited_20_Internet_20_Link">NETWORKING</text:a><text:tab/>114</text:p>
          <text:p text:style-name="P10">10.1 <text:a xlink:type="simple" xlink:href="#__RefHeading__20522_1723303845" text:style-name="Internet_20_link" text:visited-style-name="Visited_20_Internet_20_Link">IT Distributed Management (DMTF)</text:a><text:tab/>114</text:p>
          <text:p text:style-name="P10">10.2 <text:a xlink:type="simple" xlink:href="#__RefHeading__20524_1723303845" text:style-name="Internet_20_link" text:visited-style-name="Visited_20_Internet_20_Link">Cellular Networking</text:a><text:tab/>114</text:p>
          <text:p text:style-name="P10">10.3 <text:a xlink:type="simple" xlink:href="#__RefHeading__20526_1723303845" text:style-name="Internet_20_link" text:visited-style-name="Visited_20_Internet_20_Link">Area Networking (LAN/WAN)</text:a><text:tab/>115</text:p>
          <text:p text:style-name="P8">10.3.1 <text:a xlink:type="simple" xlink:href="#__RefHeading__20528_1723303845" text:style-name="Internet_20_link" text:visited-style-name="Visited_20_Internet_20_Link">OSI Protocol Model</text:a><text:tab/>118</text:p>
          <text:p text:style-name="P9">A. <text:a xlink:type="simple" xlink:href="#__RefHeading__20530_1723303845" text:style-name="Internet_20_link" text:visited-style-name="Visited_20_Internet_20_Link">Application Layer-7 (HTTP/POP3)</text:a><text:tab/>118</text:p>
          <text:p text:style-name="P9">B. <text:a xlink:type="simple" xlink:href="#__RefHeading__20532_1723303845" text:style-name="Internet_20_link" text:visited-style-name="Visited_20_Internet_20_Link">Presentation (Layer-6)</text:a><text:tab/>119</text:p>
          <text:p text:style-name="P9">C. <text:a xlink:type="simple" xlink:href="#__RefHeading__20534_1723303845" text:style-name="Internet_20_link" text:visited-style-name="Visited_20_Internet_20_Link">Session (Layer-5)</text:a><text:tab/>119</text:p>
          <text:p text:style-name="P9">D. <text:a xlink:type="simple" xlink:href="#__RefHeading__20536_1723303845" text:style-name="Internet_20_link" text:visited-style-name="Visited_20_Internet_20_Link">Transport Layer-4 (TCP/UDP – Data Segment)</text:a><text:tab/>119</text:p>
          <text:p text:style-name="P9">E. <text:a xlink:type="simple" xlink:href="#__RefHeading__20538_1723303845" text:style-name="Internet_20_link" text:visited-style-name="Visited_20_Internet_20_Link">Network Layer-3 (IP – Packet Data)</text:a><text:tab/>120</text:p>
          <text:p text:style-name="P12">E.1 <text:a xlink:type="simple" xlink:href="#__RefHeading__20540_1723303845" text:style-name="Internet_20_link" text:visited-style-name="Visited_20_Internet_20_Link">Internet Protocol (IP)</text:a><text:tab/>120</text:p>
          <text:p text:style-name="P12">E.2 <text:a xlink:type="simple" xlink:href="#__RefHeading__20542_1723303845" text:style-name="Internet_20_link" text:visited-style-name="Visited_20_Internet_20_Link">Subnet</text:a><text:tab/>121</text:p>
          <text:p text:style-name="P9">F. <text:a xlink:type="simple" xlink:href="#__RefHeading__20544_1723303845" text:style-name="Internet_20_link" text:visited-style-name="Visited_20_Internet_20_Link">Data-Link Layer-2 (MAC – Frame Data)</text:a><text:tab/>122</text:p>
          <text:p text:style-name="P9">G. <text:a xlink:type="simple" xlink:href="#__RefHeading__20546_1723303845" text:style-name="Internet_20_link" text:visited-style-name="Visited_20_Internet_20_Link">Physical Layer-1 (PHY – Bit Data)</text:a><text:tab/>124</text:p>
          <text:p text:style-name="P12">G.1 <text:a xlink:type="simple" xlink:href="#__RefHeading__20548_1723303845" text:style-name="Internet_20_link" text:visited-style-name="Visited_20_Internet_20_Link">WAN Physical Layer</text:a><text:tab/>124</text:p>
          <text:p text:style-name="P10">10.4 <text:a xlink:type="simple" xlink:href="#__RefHeading__20550_1723303845" text:style-name="Internet_20_link" text:visited-style-name="Visited_20_Internet_20_Link">Reference / Tools</text:a><text:tab/>125</text:p>
          <text:p text:style-name="P10">10.5 <text:a xlink:type="simple" xlink:href="#__RefHeading__20552_1723303845" text:style-name="Internet_20_link" text:visited-style-name="Visited_20_Internet_20_Link">Cisco Systems</text:a><text:tab/>125</text:p>
          <text:p text:style-name="P11">11. <text:a xlink:type="simple" xlink:href="#__RefHeading__35095_2086238212" text:style-name="Internet_20_link" text:visited-style-name="Visited_20_Internet_20_Link">INDUSTRIAL CONTROL SYSTEMS (ICS)</text:a><text:tab/>126</text:p>
          <text:p text:style-name="P10">11.1 <text:a xlink:type="simple" xlink:href="#__RefHeading__5717_615513409" text:style-name="Internet_20_link" text:visited-style-name="Visited_20_Internet_20_Link">Allen-Bradley PLC</text:a><text:tab/>126</text:p>
          <text:p text:style-name="P10">11.2 <text:a xlink:type="simple" xlink:href="#__RefHeading__28764_325889976" text:style-name="Internet_20_link" text:visited-style-name="Visited_20_Internet_20_Link">Siemens</text:a><text:tab/>128</text:p>
          <text:p text:style-name="P10">11.3 <text:a xlink:type="simple" xlink:href="#__RefHeading__28766_325889976" text:style-name="Internet_20_link" text:visited-style-name="Visited_20_Internet_20_Link">Omron</text:a><text:tab/>128</text:p>
          <text:p text:style-name="P10">11.4 <text:a xlink:type="simple" xlink:href="#__RefHeading__5719_615513409" text:style-name="Internet_20_link" text:visited-style-name="Visited_20_Internet_20_Link">Ladder-Logic on PLC</text:a><text:tab/>128</text:p>
          <text:p text:style-name="P10">11.5 <text:a xlink:type="simple" xlink:href="#__RefHeading__28768_325889976" text:style-name="Internet_20_link" text:visited-style-name="Visited_20_Internet_20_Link">Human Machine Interface (HMI)</text:a><text:tab/>129</text:p>
          <text:p text:style-name="P10">11.6 <text:a xlink:type="simple" xlink:href="#__RefHeading__5721_615513409" text:style-name="Internet_20_link" text:visited-style-name="Visited_20_Internet_20_Link">Instrumentation</text:a><text:tab/>129</text:p>
          <text:p text:style-name="P11">12. <text:a xlink:type="simple" xlink:href="#__RefHeading__2740_1574986780" text:style-name="Internet_20_link" text:visited-style-name="Visited_20_Internet_20_Link">RESOURCES</text:a><text:tab/>131</text:p>
          <text:p text:style-name="P10">12.1 <text:a xlink:type="simple" xlink:href="#__RefHeading__28770_325889976" text:style-name="Internet_20_link" text:visited-style-name="Visited_20_Internet_20_Link">Engineering Models</text:a><text:tab/>131</text:p>
          <text:p text:style-name="P10">12.2 <text:a xlink:type="simple" xlink:href="#__RefHeading__28772_325889976" text:style-name="Internet_20_link" text:visited-style-name="Visited_20_Internet_20_Link">Market Segments</text:a><text:tab/>132</text:p>
          <text:p text:style-name="P8">12.2.1 <text:a xlink:type="simple" xlink:href="#__RefHeading__28774_325889976" text:style-name="Internet_20_link" text:visited-style-name="Visited_20_Internet_20_Link">Market-Specific Standards</text:a><text:tab/>132</text:p>
          <text:p text:style-name="P8">12.2.2 <text:a xlink:type="simple" xlink:href="#__RefHeading__28776_325889976" text:style-name="Internet_20_link" text:visited-style-name="Visited_20_Internet_20_Link">General Purpose Standards</text:a><text:tab/>133</text:p>
          <text:p text:style-name="P10">12.3 <text:a xlink:type="simple" xlink:href="#__RefHeading__28778_325889976" text:style-name="Internet_20_link" text:visited-style-name="Visited_20_Internet_20_Link">Embedded System IDE</text:a><text:tab/>133</text:p>
          <text:p text:style-name="P10">12.4 <text:a xlink:type="simple" xlink:href="#__RefHeading__35097_2086238212" text:style-name="Internet_20_link" text:visited-style-name="Visited_20_Internet_20_Link">Development Boards</text:a><text:tab/>134</text:p>
          <text:p text:style-name="P10">12.5 <text:a xlink:type="simple" xlink:href="#__RefHeading__28780_325889976" text:style-name="Internet_20_link" text:visited-style-name="Visited_20_Internet_20_Link">Symbols</text:a><text:tab/>135</text:p>
          <text:p text:style-name="P8">12.5.1 <text:a xlink:type="simple" xlink:href="#__RefHeading__28782_325889976" text:style-name="Internet_20_link" text:visited-style-name="Visited_20_Internet_20_Link">Timing Diagrams</text:a><text:tab/>135</text:p>
          <text:p text:style-name="P8">12.5.2 <text:a xlink:type="simple" xlink:href="#__RefHeading__28784_325889976" text:style-name="Internet_20_link" text:visited-style-name="Visited_20_Internet_20_Link">Schematic Symbols</text:a><text:tab/>135</text:p>
          <text:p text:style-name="P10">12.6 <text:a xlink:type="simple" xlink:href="#__RefHeading__35099_2086238212" text:style-name="Internet_20_link" text:visited-style-name="Visited_20_Internet_20_Link">Open Source</text:a><text:tab/>135</text:p>
        </text:index-body>
      </text:table-of-content>
      <text:p text:style-name="P2"/>
      <text:p text:style-name="Normal"/>
      <text:h text:style-name="P13" text:outline-level="1"><text:bookmark-start text:name="__RefHeading__2026_329140064"/>INTRODUCTION<text:subject/><text:bookmark-end text:name="__RefHeading__2026_329140064"/></text:h>
      <text:p text:style-name="Contents_20_1"/>
      <text:p text:style-name="Contents_20_1"/>
      <text:p text:style-name="Contents_20_1"><text:tab/></text:p>
      <text:p text:style-name="Contents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Times New Roman2" svg:font-family="'Times New Roman'"/>
    <style:font-face style:name="Times-Roman" svg:font-family="Times-Roman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2" svg:font-family="Consolas" style:font-family-generic="swiss" style:font-pitch="fixed"/>
    <style:font-face style:name="Beatnik SF" svg:font-family="'Beatnik SF'" style:font-pitch="variable"/>
    <style:font-face style:name="Ebrima1" svg:font-family="Ebrima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Consolas" fo:font-size="7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5in" fo:margin-right="0in" fo:margin-top="0in" fo:margin-bottom="0in" fo:text-indent="0in" style:auto-text-indent="false" style:page-number="auto" fo:background-color="#ffffcc" fo:padding="0.0201in" fo:border="0.0008in solid #000000" style:shadow="none">
        <style:tab-stops/>
        <style:background-image/>
      </style:paragraph-properties>
      <style:text-properties fo:font-size="6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>
        <style:tab-stops/>
      </style:paragraph-properties>
      <style:text-properties style:font-name="Times New Roman1" fo:font-size="7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margin-top="0.05in" fo:margin-bottom="0.0402in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in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Contents_20_1" style:default-outline-level="1" style:class="text" style:master-page-name="">
      <style:paragraph-properties fo:margin-top="0.15in" fo:margin-bottom="0.0201in" style:page-number="auto" fo:background-color="#ffffff" fo:padding="0.0201in" fo:border-left="none" fo:border-right="none" fo:border-top="0.0008in solid #333333" fo:border-bottom="none" style:shadow="none">
        <style:tab-stops/>
        <style:background-image/>
      </style:paragraph-properties>
      <style:text-properties style:use-window-font-color="true" style:font-name="Comic Sans MS" fo:font-size="9pt" style:text-underline-style="none" fo:font-weight="bold" style:font-size-asian="115%" style:font-weight-asian="bold" style:font-size-complex="115%" style:font-weight-complex="bold" style:font-relief="none"/>
    </style:style>
    <style:style style:name="Contents_20_1" style:display-name="Contents 1" style:family="paragraph" style:parent-style-name="Index" style:class="index">
      <style:paragraph-properties fo:margin-left="0.1in" fo:margin-right="0in" fo:margin-top="0in" fo:margin-bottom="0in" fo:text-indent="0in" style:auto-text-indent="false" style:shadow="none">
        <style:tab-stops>
          <style:tab-stop style:position="0.1in"/>
        </style:tab-stops>
      </style:paragraph-properties>
      <style:text-properties style:font-name="Ebrima" fo:font-size="7pt"/>
    </style:style>
    <style:style style:name="Heading_20_2" style:display-name="Heading 2" style:family="paragraph" style:parent-style-name="Heading" style:next-style-name="Contents_20_2" style:default-outline-level="2" style:class="text" style:master-page-name="">
      <style:paragraph-properties fo:margin-left="0.3in" fo:margin-right="0.3in" fo:margin-top="0.1299in" fo:margin-bottom="0.0201in" fo:text-indent="-0.2in" style:auto-text-indent="false" style:page-number="auto" fo:background-color="transparent" fo:padding="0in" fo:border-left="none" fo:border-right="none" fo:border-top="0.0008in solid #808080" fo:border-bottom="none" style:shadow="none">
        <style:tab-stops/>
        <style:background-image/>
      </style:paragraph-properties>
      <style:text-properties fo:color="#111111" style:font-name="Calibri" fo:font-size="10pt" fo:font-style="normal" style:text-underline-style="solid" style:text-underline-width="auto" style:text-underline-color="#00ccff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Contents_20_3" style:default-outline-level="3" style:class="text">
      <style:paragraph-properties fo:margin-left="0.3in" fo:margin-right="0in" fo:margin-top="0.1098in" fo:margin-bottom="0.0201in" fo:text-indent="-0.1in" style:auto-text-indent="false" fo:padding="0in" fo:border-left="none" fo:border-right="none" fo:border-top="0.0008in solid #b2b2b2" fo:border-bottom="none" style:shadow="none">
        <style:tab-stops/>
      </style:paragraph-properties>
      <style:text-properties fo:color="#333333" style:font-name="Calibri1" fo:font-size="9pt" fo:font-style="normal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>
        <style:tab-stops/>
      </style:paragraph-properties>
      <style:text-properties style:font-name="Ebrima" fo:font-size="7pt"/>
    </style:style>
    <style:style style:name="Contents_20_3" style:display-name="Contents 3" style:family="paragraph" style:parent-style-name="Index" style:class="index">
      <style:paragraph-properties fo:margin-left="0.2902in" fo:margin-right="0in" fo:margin-top="0in" fo:margin-bottom="0in" fo:text-indent="0in" style:auto-text-indent="false">
        <style:tab-stops>
          <style:tab-stop style:position="0.05in"/>
        </style:tab-stops>
      </style:paragraph-properties>
      <style:text-properties style:font-name="Ebrima" fo:font-size="7pt"/>
    </style:style>
    <style:style style:name="Heading_20_4" style:display-name="Heading 4" style:family="paragraph" style:parent-style-name="Heading" style:next-style-name="Contents_20_4" style:default-outline-level="4" style:class="text">
      <style:paragraph-properties fo:margin-left="0.5in" fo:margin-right="0in" fo:margin-top="0.0902in" fo:margin-bottom="0.0201in" fo:text-indent="-0.2in" style:auto-text-indent="false" fo:padding="0in" fo:border-left="none" fo:border-right="none" fo:border-top="0.0008in solid #dddddd" fo:border-bottom="none" style:shadow="none">
        <style:tab-stops/>
      </style:paragraph-properties>
      <style:text-properties style:font-name="Calibri" fo:font-size="8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2902in" fo:margin-right="0in" fo:margin-top="0in" fo:margin-bottom="0in" fo:text-indent="0.1in" style:auto-text-indent="false">
        <style:tab-stops/>
      </style:paragraph-properties>
      <style:text-properties style:font-name="Ebrima" fo:font-size="7pt"/>
    </style:style>
    <style:style style:name="Heading_20_5" style:display-name="Heading 5" style:family="paragraph" style:parent-style-name="Heading" style:next-style-name="Contents_20_5" style:default-outline-level="5" style:class="text">
      <style:paragraph-properties fo:margin-left="0.3in" fo:margin-right="0in" fo:margin-top="0.0701in" fo:margin-bottom="0.0201in" fo:text-indent="0.1in" style:auto-text-indent="false"/>
      <style:text-properties style:font-name="Calibri" fo:font-size="7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Contents_20_6" style:default-outline-level="6" style:class="text">
      <style:paragraph-properties fo:margin-left="0.4in" fo:margin-right="0in" fo:margin-top="0.0402in" fo:margin-bottom="0.0201in" fo:text-indent="0.1in" style:auto-text-indent="false">
        <style:tab-stops/>
      </style:paragraph-properties>
      <style:text-properties style:font-name="Calibri" fo:font-size="7pt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fo:text-indent="0in" style:auto-text-indent="false"/>
    </style:style>
    <style:style style:name="Hanging_20_indent" style:display-name="Hanging indent" style:family="paragraph" style:parent-style-name="Text_20_body" style:auto-update="true" style:class="text">
      <style:paragraph-properties fo:margin-left="0.0098in" fo:margin-right="0in" fo:margin-top="0in" fo:margin-bottom="0in" fo:text-indent="-0.2in" style:auto-text-indent="tru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fo:text-indent="0.1965in" style:auto-text-indent="false"/>
    </style:style>
    <style:style style:name="Heading_20_7" style:display-name="Heading 7" style:family="paragraph" style:parent-style-name="Heading" style:next-style-name="Hanging_20_indent" style:default-outline-level="7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Hanging_20_indent" style:default-outline-level="8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Hanging_20_indent" style:default-outline-level="9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0.55in" fo:margin-right="0in" fo:margin-top="0in" fo:margin-bottom="0in" fo:text-indent="0in" style:auto-text-indent="false" style:shadow="none">
        <style:tab-stops/>
      </style:paragraph-properties>
      <style:text-properties style:font-name="Ebrima" fo:font-size="7pt"/>
    </style:style>
    <style:style style:name="Contents_20_6" style:display-name="Contents 6" style:family="paragraph" style:parent-style-name="Index" style:class="index">
      <style:paragraph-properties fo:margin-left="0.5799in" fo:margin-right="0in" fo:margin-top="0in" fo:margin-bottom="0in" fo:text-indent="0in" style:auto-text-indent="false">
        <style:tab-stops/>
      </style:paragraph-properties>
      <style:text-properties style:font-name="Ebrima" fo:font-size="7pt"/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fo:text-indent="0in" style:auto-text-indent="false">
        <style:tab-stops>
          <style:tab-stop style:position="6.9807in" style:type="right" style:leader-style="dotted" style:leader-text="."/>
        </style:tab-stops>
      </style:paragraph-properties>
      <style:text-properties style:font-name="Ebrima"/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fo:text-indent="0in" style:auto-text-indent="false">
        <style:tab-stops>
          <style:tab-stop style:position="6.7839in" style:type="right" style:leader-style="dotted" style:leader-text="."/>
        </style:tab-stops>
      </style:paragraph-properties>
      <style:text-properties style:font-name="Ebrima"/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fo:text-indent="0in" style:auto-text-indent="false">
        <style:tab-stops>
          <style:tab-stop style:position="6.5874in" style:type="right" style:leader-style="dotted" style:leader-text="."/>
        </style:tab-stops>
      </style:paragraph-properties>
      <style:text-properties style:font-name="Ebrima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ormal" style:family="paragraph">
      <style:paragraph-properties fo:margin-left="0in" fo:margin-right="0in" fo:margin-top="0in" fo:margin-bottom="0in" fo:hyphenation-ladder-count="no-limit" fo:text-indent="0.25in" style:auto-text-indent="false"/>
      <style:text-properties fo:font-size="8pt" style:font-size-asian="11pt" style:font-size-complex="11pt" style:language-complex="en" style:country-complex="US" fo:hyphenate="false" fo:hyphenation-remain-char-count="0" fo:hyphenation-push-char-count="0"/>
    </style:style>
    <style:style style:name="Illustration" style:family="paragraph" style:parent-style-name="Caption" style:class="extra"/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SourceCode" style:family="paragraph" style:parent-style-name="Text_20_body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Info" style:family="paragraph" style:parent-style-name="SourceCode">
      <style:paragraph-properties fo:margin-left="1.1799in" fo:margin-right="0in" fo:text-indent="0in" style:auto-text-indent="false" fo:background-color="#ccffff">
        <style:background-image/>
      </style:paragraph-properties>
      <style:text-properties style:font-name="Consolas1" fo:font-size="6pt" style:font-size-asian="6pt" style:font-size-complex="6pt"/>
    </style:style>
    <style:style style:name="List_20_Paragraph" style:display-name="List Paragraph" style:family="paragraph" style:parent-style-name="Normal" style:master-page-name="">
      <style:paragraph-properties fo:margin-left="0.5in" fo:margin-right="0in" fo:margin-top="0in" fo:margin-bottom="0in" fo:hyphenation-ladder-count="no-limit" fo:text-indent="0in" style:auto-text-indent="false" style:page-number="auto">
        <style:tab-stops>
          <style:tab-stop style:position="0in"/>
          <style:tab-stop style:position="0.1in"/>
        </style:tab-stops>
      </style:paragraph-properties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ourcecode" style:family="paragraph" style:parent-style-name="Text_20_body">
      <style:paragraph-properties fo:background-color="#eeeeee" fo:padding="0.0201in" fo:border="0.0071in solid #000000" style:shadow="#006699 0.0402in -0.0402in">
        <style:background-image/>
      </style:paragraph-properties>
      <style:text-properties style:font-name="Source Sans Pro" fo:font-size="7pt" style:font-size-asian="6pt" style:font-size-complex="6pt"/>
    </style:style>
    <style:style style:name="Table_20_Contents_20_Small" style:display-name="Table Contents Small" style:family="paragraph" style:parent-style-name="Table_20_Contents" style:next-style-name="Contents_20_1" style:class="extra" style:master-page-name="">
      <style:paragraph-properties fo:margin-left="0.0201in" fo:margin-right="0.0201in" fo:text-indent="0in" style:auto-text-indent="false" style:page-number="auto" fo:background-color="transparent" style:shadow="none">
        <style:tab-stops/>
        <style:background-image/>
      </style:paragraph-properties>
      <style:text-properties fo:color="#333333" style:font-name="Browallia New" fo:font-size="7pt" fo:font-style="normal" fo:font-weight="normal"/>
    </style:style>
    <style:style style:name="Table_20_Contents_20_Heading" style:display-name="Table Contents Heading" style:family="paragraph" style:parent-style-name="Table_20_Contents_20_Small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Tahoma" fo:font-size="6pt" style:text-underline-style="solid" style:text-underline-width="auto" style:text-underline-color="font-color" fo:font-weight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0799in" style:type="center"/>
          <style:tab-stop style:position="8.1598in" style:type="right"/>
        </style:tab-stops>
      </style:paragraph-properties>
    </style:style>
    <style:style style:name="Content_20_3_20_Text" style:display-name="Content 3 Text" style:family="paragraph" style:parent-style-name="Contents_20_3">
      <style:paragraph-properties fo:margin-left="0.4in" fo:margin-right="0in" fo:text-indent="0in" style:auto-text-indent="false"/>
      <style:text-properties fo:color="#006666" style:font-name="Cambria1" fo:font-size="8pt" fo:font-style="italic" style:font-size-asian="8pt" style:font-style-asian="italic" style:font-size-complex="8pt" style:font-style-complex="italic"/>
    </style:style>
    <style:style style:name="Drop_20_Caps" style:display-name="Drop Cap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Teletype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>
      <style:text-properties fo:font-size="7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NSimSun" style:font-name-complex="Courier New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style:font-name="Arial Narrow" fo:font-size="8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>
      <style:text-properties fo:color="#0000ff" style:font-name="Cambria" fo:font-size="8pt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3LVL1" style:display-name="WW_CharLFO13LVL1" style:family="text">
      <style:text-properties style:font-name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LFO2LVL1" style:display-name="WW_CharLFO2LVL1" style:family="text">
      <style:text-properties style:font-name="Symbol" fo:font-size="10pt" style:font-size-asian="10pt"/>
    </style:style>
    <style:style style:name="WW_5f_CharLFO2LVL2" style:display-name="WW_CharLFO2LVL2" style:family="text">
      <style:text-properties style:font-name="Courier New" fo:font-size="10pt" style:font-size-asian="10pt"/>
    </style:style>
    <style:style style:name="WW_5f_CharLFO2LVL3" style:display-name="WW_CharLFO2LVL3" style:family="text">
      <style:text-properties style:font-name="Wingdings" fo:font-size="10pt" style:font-size-asian="10pt"/>
    </style:style>
    <style:style style:name="WW_5f_CharLFO2LVL4" style:display-name="WW_CharLFO2LVL4" style:family="text">
      <style:text-properties style:font-name="Wingdings" fo:font-size="10pt" style:font-size-asian="10pt"/>
    </style:style>
    <style:style style:name="WW_5f_CharLFO2LVL5" style:display-name="WW_CharLFO2LVL5" style:family="text">
      <style:text-properties style:font-name="Wingdings" fo:font-size="10pt" style:font-size-asian="10pt"/>
    </style:style>
    <style:style style:name="WW_5f_CharLFO2LVL6" style:display-name="WW_CharLFO2LVL6" style:family="text">
      <style:text-properties style:font-name="Wingdings" fo:font-size="10pt" style:font-size-asian="10pt"/>
    </style:style>
    <style:style style:name="WW_5f_CharLFO2LVL7" style:display-name="WW_CharLFO2LVL7" style:family="text">
      <style:text-properties style:font-name="Wingdings" fo:font-size="10pt" style:font-size-asian="10pt"/>
    </style:style>
    <style:style style:name="WW_5f_CharLFO2LVL8" style:display-name="WW_CharLFO2LVL8" style:family="text">
      <style:text-properties style:font-name="Wingdings" fo:font-size="10pt" style:font-size-asian="10pt"/>
    </style:style>
    <style:style style:name="WW_5f_CharLFO2LVL9" style:display-name="WW_CharLFO2LVL9" style:family="text">
      <style:text-properties style:font-name="Wingdings" fo:font-size="10pt" style:font-size-asian="10pt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Emphasis" style:family="text">
      <style:text-properties fo:color="#666666" style:font-name="Arial Narrow1" fo:font-size="8pt" fo:font-style="italic" fo:background-color="#ffffff" style:font-style-asian="italic" style:font-style-complex="italic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tyle_5f_0" style:display-name="GraphicStyle_0" style:family="graphic">
      <style:graphic-properties svg:x="0in" svg:y="0in" style:vertical-pos="from-top" style:vertical-rel="page-content" style:horizontal-pos="from-left" style:horizontal-rel="page-end-margin"/>
    </style:style>
    <style:style style:name="GraphicStyle_5f_1" style:display-name="GraphicStyle_1" style:family="graphic">
      <style:graphic-properties svg:x="0in" svg:y="0in" style:vertical-pos="from-top" style:vertical-rel="page" style:horizontal-pos="from-left" style:horizontal-rel="page-end-margin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style:num-format="1" text:display-levels="2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style:num-format="1" text:display-levels="3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MyList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fo:font-family="StarSymbol" style:font-charset="x-symbol"/>
      </text:list-level-style-bullet>
    </text:list-style>
    <text:list-style style:name="Check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4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3in" fo:margin-left="0.65in"/>
        </style:list-level-properties>
        <style:text-properties fo:font-family="'Segoe UI'" style:font-style-name="Regular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0.8in"/>
        </style:list-level-properties>
        <style:text-properties fo:font-family="'Segoe UI'" style:font-style-name="Regular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fo:font-family="'Segoe UI'" style:font-style-name="Regular"/>
      </text:list-level-style-bullet>
      <text:list-level-style-bullet text:level="5" text:style-name="Bullet_20_Symbols" text:bullet-char="▫">
        <style:list-level-properties text:list-level-position-and-space-mode="label-alignment">
          <style:list-level-label-alignment text:label-followed-by="space" fo:text-indent="-0.2in" fo:margin-left="1.15in"/>
        </style:list-level-properties>
        <style:text-properties fo:font-family="'Segoe UI'" style:font-style-name="Regular"/>
      </text:list-level-style-bullet>
      <text:list-level-style-bullet text:level="6" text:style-name="Bullet_20_Symbols" text:bullet-char="∙">
        <style:list-level-properties text:list-level-position-and-space-mode="label-alignment">
          <style:list-level-label-alignment text:label-followed-by="space" fo:text-indent="-0.15in" fo:margin-left="1.3in"/>
        </style:list-level-properties>
        <style:text-properties fo:font-family="'Segoe UI'" style:font-style-name="Regular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3in" fo:margin-left="1.65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3in" fo:margin-left="1.8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3in" fo:margin-left="2.0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3in" fo:margin-left="2.25in"/>
        </style:list-level-properties>
        <style:text-properties fo:font-family="StarSymbol" style:font-charset="x-symbol"/>
      </text:list-level-style-bullet>
    </text:list-style>
    <text:list-style style:name="CheckContent4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7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in" fo:margin-left="0.8in"/>
        </style:list-level-properties>
        <style:text-properties fo:font-family="'Segoe UI'" style:font-style-name="Regular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1.05in"/>
        </style:list-level-properties>
        <style:text-properties fo:font-family="'Segoe UI'" style:font-style-name="Regular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fo:font-family="'Segoe UI'" style:font-style-name="Regular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 fo:text-indent="-0.25in" fo:margin-left="1.45in"/>
        </style:list-level-properties>
        <style:text-properties fo:font-family="'Segoe UI'" style:font-style-name="Regular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fo:font-family="StarSymbol" style:font-charset="x-symbol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MyList1Content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5in" fo:margin-left="0.9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in" fo:margin-left="1.2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space" fo:text-indent="-0.2in" fo:margin-left="1.45in"/>
        </style:list-level-properties>
        <style:text-properties fo:font-family="'Segoe UI'" style:font-style-name="Regular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in" fo:margin-left="1.7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in" fo:margin-left="1.9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in" fo:margin-left="2.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in" fo:margin-left="2.4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in" fo:margin-left="2.7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in" fo:margin-left="2.95in"/>
        </style:list-level-properties>
        <style:text-properties fo:font-family="StarSymbol" style:font-charset="x-symbol"/>
      </text:list-level-style-bullet>
    </text:list-style>
    <text:list-style style:name="CheckContent6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1in" fo:margin-left="0.8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0.1in" fo:margin-left="1in"/>
        </style:list-level-properties>
        <style:text-properties fo:font-family="'Segoe UI'" style:font-style-name="Regular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0.1in" fo:margin-left="1.2in"/>
        </style:list-level-properties>
        <style:text-properties fo:font-family="'Segoe UI'" style:font-style-name="Regular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1in" fo:margin-left="1.4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∙">
        <style:list-level-properties text:list-level-position-and-space-mode="label-alignment">
          <style:list-level-label-alignment text:label-followed-by="space" fo:text-indent="-0.1in" fo:margin-left="1.6in"/>
        </style:list-level-properties>
        <style:text-properties fo:font-family="'Segoe UI'" style:font-style-name="Regular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1.8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2.2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2.4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2.6in"/>
        </style:list-level-properties>
        <style:text-properties fo:font-family="StarSymbol" style:font-charset="x-symbol"/>
      </text:list-level-style-bullet>
    </text:list-style>
    <text:list-style style:name="MyListItems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fo:font-family="'Segoe UI'" style:font-style-name="Regular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8.5in" fo:page-height="11in" style:num-format="1" style:print-orientation="portrait" fo:margin-top="0.1701in" fo:margin-bottom="0.1701in" fo:margin-left="0.1701in" fo:margin-right="0.1701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in" fo:margin-bottom="0.7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( <text:s/></text:span><text:span text:style-name="MT1"><text:chapter text:display="number" text:outline-level="3"/></text:span><text:span text:style-name="MT1"> <text:s/></text:span><text:span text:style-name="MT1"><text:chapter text:display="name" text:outline-level="1"/></text:span><text:span text:style-name="MT1"> <text:s/>:: <text:s/></text:span><text:span text:style-name="MT1"><text:chapter text:display="name" text:outline-level="2"/></text:span><text:span text:style-name="MT1"> <text:s/>:: <text:s/></text:span><text:span text:style-name="MT1"><text:chapter text:display="name" text:outline-level="3"/></text:span><text:span text:style-name="MT1"> <text:s/>)</text:span><text:span text:style-name="MT2"> <text:s text:c="2"/></text:span>Page -<text:subject/><text:page-number text:select-page="current">1</text:page-number>- </text:p>
      </style:header>
    </style:master-page>
    <style:master-page style:name="HTML" style:page-layout-name="Mpm2">
      <style:header>
        <text:p text:style-name="Header"/>
      </style:header>
    </style:master-page>
    <style:master-page style:name="Page_20_Style_20_1" style:display-name="Page Style 1" style:page-layout-name="Mpm3">
      <style:header>
        <text:p text:style-name="MP1"><text:span text:style-name="MT1">( <text:s/></text:span><text:span text:style-name="MT1"><text:chapter text:display="number" text:outline-level="3"/></text:span><text:span text:style-name="MT1"> <text:s/></text:span><text:span text:style-name="MT1"><text:chapter text:display="name" text:outline-level="1"/></text:span><text:span text:style-name="MT1"> <text:s/>:: <text:s/></text:span><text:span text:style-name="MT1"><text:chapter text:display="name" text:outline-level="2"/></text:span><text:span text:style-name="MT1"> <text:s/>:: <text:s/></text:span><text:span text:style-name="MT1"><text:chapter text:display="name" text:outline-level="3"/></text:span><text:span text:style-name="MT1"> <text:s/>)</text:span><text:span text:style-name="MT2"> <text:s text:c="2"/></text:span>Page -<text:subject/><text:page-number text:select-page="current"/>-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G</meta:initial-creator>
    <meta:creation-date>2014-08-16T15:15:16.92</meta:creation-date>
    <dc:date>2017-03-04T22:29:47.23</dc:date>
    <dc:creator>Tom G</dc:creator>
    <meta:editing-duration>P85DT14H14M17S</meta:editing-duration>
    <meta:editing-cycles>2270</meta:editing-cycles>
    <meta:generator>OpenOffice/4.1.3$Win32 OpenOffice.org_project/413m1$Build-9783</meta:generator>
    <meta:document-statistic meta:table-count="0" meta:image-count="1" meta:object-count="0" meta:page-count="3" meta:paragraph-count="270" meta:word-count="1200" meta:character-count="6957"/>
  </office:meta>
</office:document-meta>
</file>